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2.853cm" svg:height="16.335cm" svg:x="20.568cm" svg:y="1.408cm">
            <draw:object draw:notify-on-update-of-ranges="Лист1.E1:Лист1.E1 Лист1.E2:Лист1.E95 Лист1.F1:Лист1.F1 Лист1.F2:Лист1.F95 Лист1.E1:Лист1.E91 Лист1.H1:Лист1.H91 Лист1.E1:Лист1.E91 Лист1.G1:Лист1.G9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way1</text:p>
          </table:table-cell>
          <table:table-cell office:value-type="string" calcext:value-type="string">
            <text:p>way2</text:p>
          </table:table-cell>
          <table:table-cell office:value-type="string" calcext:value-type="string">
            <text:p>way3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log(way1)</text:p>
          </table:table-cell>
          <table:table-cell office:value-type="string" calcext:value-type="string">
            <text:p>log(way2)</text:p>
          </table:table-cell>
          <table:table-cell office:value-type="string" calcext:value-type="string">
            <text:p>log(way3)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LOG([.A2])" office:value-type="float" office:value="2.47712125471966" calcext:value-type="float">
            <text:p>2,47712125471966</text:p>
          </table:table-cell>
          <table:table-cell table:formula="of:=LOG([.B2])" office:value-type="float" office:value="0" calcext:value-type="float">
            <text:p>0</text:p>
          </table:table-cell>
          <table:table-cell table:formula="of:=LOG([.C2])" office:value-type="float" office:value="0" calcext:value-type="float">
            <text:p>0</text:p>
          </table:table-cell>
          <table:table-cell table:formula="of:=LOG([.D2])" office:value-type="float" office:value="0.477121254719662" calcext:value-type="float">
            <text:p>0,4771212547196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LOG([.A3])" office:value-type="float" office:value="2.60205999132796" calcext:value-type="float">
            <text:p>2,60205999132796</text:p>
          </table:table-cell>
          <table:table-cell table:formula="of:=LOG([.B3])" office:value-type="float" office:value="0.301029995663981" calcext:value-type="float">
            <text:p>0,301029995663981</text:p>
          </table:table-cell>
          <table:table-cell table:formula="of:=LOG([.C3])" office:value-type="float" office:value="0.301029995663981" calcext:value-type="float">
            <text:p>0,301029995663981</text:p>
          </table:table-cell>
          <table:table-cell table:formula="of:=LOG([.D3])" office:value-type="float" office:value="0.698970004336019" calcext:value-type="float">
            <text:p>0,6989700043360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LOG([.A4])" office:value-type="float" office:value="2.69897000433602" calcext:value-type="float">
            <text:p>2,69897000433602</text:p>
          </table:table-cell>
          <table:table-cell table:formula="of:=LOG([.B4])" office:value-type="float" office:value="0.477121254719662" calcext:value-type="float">
            <text:p>0,477121254719662</text:p>
          </table:table-cell>
          <table:table-cell table:formula="of:=LOG([.C4])" office:value-type="float" office:value="0.477121254719662" calcext:value-type="float">
            <text:p>0,477121254719662</text:p>
          </table:table-cell>
          <table:table-cell table:formula="of:=LOG([.D4])" office:value-type="float" office:value="0.903089986991943" calcext:value-type="float">
            <text:p>0,90308998699194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LOG([.A5])" office:value-type="float" office:value="2.77815125038364" calcext:value-type="float">
            <text:p>2,77815125038364</text:p>
          </table:table-cell>
          <table:table-cell table:formula="of:=LOG([.B5])" office:value-type="float" office:value="0.778151250383644" calcext:value-type="float">
            <text:p>0,778151250383644</text:p>
          </table:table-cell>
          <table:table-cell table:formula="of:=LOG([.C5])" office:value-type="float" office:value="0.698970004336019" calcext:value-type="float">
            <text:p>0,698970004336019</text:p>
          </table:table-cell>
          <table:table-cell table:formula="of:=LOG([.D5])" office:value-type="float" office:value="1.04139268515823" calcext:value-type="float">
            <text:p>1,0413926851582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LOG([.A6])" office:value-type="float" office:value="2.84509804001426" calcext:value-type="float">
            <text:p>2,84509804001426</text:p>
          </table:table-cell>
          <table:table-cell table:formula="of:=LOG([.B6])" office:value-type="float" office:value="0.954242509439325" calcext:value-type="float">
            <text:p>0,954242509439325</text:p>
          </table:table-cell>
          <table:table-cell table:formula="of:=LOG([.C6])" office:value-type="float" office:value="0.845098040014257" calcext:value-type="float">
            <text:p>0,845098040014257</text:p>
          </table:table-cell>
          <table:table-cell table:formula="of:=LOG([.D6])" office:value-type="float" office:value="1.20411998265592" calcext:value-type="float">
            <text:p>1,2041199826559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LOG([.A7])" office:value-type="float" office:value="2.90308998699194" calcext:value-type="float">
            <text:p>2,90308998699194</text:p>
          </table:table-cell>
          <table:table-cell table:formula="of:=LOG([.B7])" office:value-type="float" office:value="1" calcext:value-type="float">
            <text:p>1</text:p>
          </table:table-cell>
          <table:table-cell table:formula="of:=LOG([.C7])" office:value-type="float" office:value="0.954242509439325" calcext:value-type="float">
            <text:p>0,954242509439325</text:p>
          </table:table-cell>
          <table:table-cell table:formula="of:=LOG([.D7])" office:value-type="float" office:value="1.30102999566398" calcext:value-type="float">
            <text:p>1,3010299956639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LOG([.A8])" office:value-type="float" office:value="2.95424250943932" calcext:value-type="float">
            <text:p>2,95424250943932</text:p>
          </table:table-cell>
          <table:table-cell table:formula="of:=LOG([.B8])" office:value-type="float" office:value="1.07918124604762" calcext:value-type="float">
            <text:p>1,07918124604762</text:p>
          </table:table-cell>
          <table:table-cell table:formula="of:=LOG([.C8])" office:value-type="float" office:value="1.07918124604762" calcext:value-type="float">
            <text:p>1,07918124604762</text:p>
          </table:table-cell>
          <table:table-cell table:formula="of:=LOG([.D8])" office:value-type="float" office:value="1.41497334797082" calcext:value-type="float">
            <text:p>1,414973347970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LOG([.A9])" office:value-type="float" office:value="3" calcext:value-type="float">
            <text:p>3</text:p>
          </table:table-cell>
          <table:table-cell table:formula="of:=LOG([.B9])" office:value-type="float" office:value="1.17609125905568" calcext:value-type="float">
            <text:p>1,17609125905568</text:p>
          </table:table-cell>
          <table:table-cell table:formula="of:=LOG([.C9])" office:value-type="float" office:value="1.17609125905568" calcext:value-type="float">
            <text:p>1,17609125905568</text:p>
          </table:table-cell>
          <table:table-cell table:formula="of:=LOG([.D9])" office:value-type="float" office:value="1.50514997831991" calcext:value-type="float">
            <text:p>1,5051499783199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formula="of:=LOG([.A10])" office:value-type="float" office:value="3.04139268515822" calcext:value-type="float">
            <text:p>3,04139268515822</text:p>
          </table:table-cell>
          <table:table-cell table:formula="of:=LOG([.B10])" office:value-type="float" office:value="1.36172783601759" calcext:value-type="float">
            <text:p>1,36172783601759</text:p>
          </table:table-cell>
          <table:table-cell table:formula="of:=LOG([.C10])" office:value-type="float" office:value="1.25527250510331" calcext:value-type="float">
            <text:p>1,25527250510331</text:p>
          </table:table-cell>
          <table:table-cell table:formula="of:=LOG([.D10])" office:value-type="float" office:value="1.5910646070265" calcext:value-type="float">
            <text:p>1,591064607026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formula="of:=LOG([.A11])" office:value-type="float" office:value="3.07918124604762" calcext:value-type="float">
            <text:p>3,07918124604762</text:p>
          </table:table-cell>
          <table:table-cell table:formula="of:=LOG([.B11])" office:value-type="float" office:value="1.43136376415899" calcext:value-type="float">
            <text:p>1,43136376415899</text:p>
          </table:table-cell>
          <table:table-cell table:formula="of:=LOG([.C11])" office:value-type="float" office:value="1.34242268082221" calcext:value-type="float">
            <text:p>1,34242268082221</text:p>
          </table:table-cell>
          <table:table-cell table:formula="of:=LOG([.D11])" office:value-type="float" office:value="1.66275783168157" calcext:value-type="float">
            <text:p>1,6627578316815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formula="of:=LOG([.A12])" office:value-type="float" office:value="3.11394335230684" calcext:value-type="float">
            <text:p>3,11394335230684</text:p>
          </table:table-cell>
          <table:table-cell table:formula="of:=LOG([.B12])" office:value-type="float" office:value="1.47712125471966" calcext:value-type="float">
            <text:p>1,47712125471966</text:p>
          </table:table-cell>
          <table:table-cell table:formula="of:=LOG([.C12])" office:value-type="float" office:value="1.39794000867204" calcext:value-type="float">
            <text:p>1,39794000867204</text:p>
          </table:table-cell>
          <table:table-cell table:formula="of:=LOG([.D12])" office:value-type="float" office:value="1.73239375982297" calcext:value-type="float">
            <text:p>1,7323937598229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table:formula="of:=LOG([.A13])" office:value-type="float" office:value="3.14612803567824" calcext:value-type="float">
            <text:p>3,14612803567824</text:p>
          </table:table-cell>
          <table:table-cell table:formula="of:=LOG([.B13])" office:value-type="float" office:value="1.54406804435028" calcext:value-type="float">
            <text:p>1,54406804435028</text:p>
          </table:table-cell>
          <table:table-cell table:formula="of:=LOG([.C13])" office:value-type="float" office:value="1.46239799789896" calcext:value-type="float">
            <text:p>1,46239799789896</text:p>
          </table:table-cell>
          <table:table-cell table:formula="of:=LOG([.D13])" office:value-type="float" office:value="1.79239168949825" calcext:value-type="float">
            <text:p>1,792391689498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table:formula="of:=LOG([.A14])" office:value-type="float" office:value="3.17609125905568" calcext:value-type="float">
            <text:p>3,17609125905568</text:p>
          </table:table-cell>
          <table:table-cell table:formula="of:=LOG([.B14])" office:value-type="float" office:value="1.60205999132796" calcext:value-type="float">
            <text:p>1,60205999132796</text:p>
          </table:table-cell>
          <table:table-cell table:formula="of:=LOG([.C14])" office:value-type="float" office:value="1.53147891704226" calcext:value-type="float">
            <text:p>1,53147891704226</text:p>
          </table:table-cell>
          <table:table-cell table:formula="of:=LOG([.D14])" office:value-type="float" office:value="1.85733249643127" calcext:value-type="float">
            <text:p>1,8573324964312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formula="of:=LOG([.A15])" office:value-type="float" office:value="3.20411998265592" calcext:value-type="float">
            <text:p>3,20411998265592</text:p>
          </table:table-cell>
          <table:table-cell table:formula="of:=LOG([.B15])" office:value-type="float" office:value="1.60205999132796" calcext:value-type="float">
            <text:p>1,60205999132796</text:p>
          </table:table-cell>
          <table:table-cell table:formula="of:=LOG([.C15])" office:value-type="float" office:value="1.57978359661681" calcext:value-type="float">
            <text:p>1,57978359661681</text:p>
          </table:table-cell>
          <table:table-cell table:formula="of:=LOG([.D15])" office:value-type="float" office:value="1.91381385238372" calcext:value-type="float">
            <text:p>1,9138138523837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formula="of:=LOG([.A16])" office:value-type="float" office:value="3.23044892137827" calcext:value-type="float">
            <text:p>3,23044892137827</text:p>
          </table:table-cell>
          <table:table-cell table:formula="of:=LOG([.B16])" office:value-type="float" office:value="1.65321251377534" calcext:value-type="float">
            <text:p>1,65321251377534</text:p>
          </table:table-cell>
          <table:table-cell table:formula="of:=LOG([.C16])" office:value-type="float" office:value="1.63346845557959" calcext:value-type="float">
            <text:p>1,63346845557959</text:p>
          </table:table-cell>
          <table:table-cell table:formula="of:=LOG([.D16])" office:value-type="float" office:value="1.96378782734556" calcext:value-type="float">
            <text:p>1,9637878273455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03" calcext:value-type="float">
            <text:p>103</text:p>
          </table:table-cell>
          <table:table-cell table:formula="of:=LOG([.A17])" office:value-type="float" office:value="3.25527250510331" calcext:value-type="float">
            <text:p>3,25527250510331</text:p>
          </table:table-cell>
          <table:table-cell table:formula="of:=LOG([.B17])" office:value-type="float" office:value="1.69019608002851" calcext:value-type="float">
            <text:p>1,69019608002851</text:p>
          </table:table-cell>
          <table:table-cell table:formula="of:=LOG([.C17])" office:value-type="float" office:value="1.69019608002851" calcext:value-type="float">
            <text:p>1,69019608002851</text:p>
          </table:table-cell>
          <table:table-cell table:formula="of:=LOG([.D17])" office:value-type="float" office:value="2.01283722470517" calcext:value-type="float">
            <text:p>2,0128372247051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table:formula="of:=LOG([.A18])" office:value-type="float" office:value="3.27875360095283" calcext:value-type="float">
            <text:p>3,27875360095283</text:p>
          </table:table-cell>
          <table:table-cell table:formula="of:=LOG([.B18])" office:value-type="float" office:value="1.73239375982297" calcext:value-type="float">
            <text:p>1,73239375982297</text:p>
          </table:table-cell>
          <table:table-cell table:formula="of:=LOG([.C18])" office:value-type="float" office:value="1.73239375982297" calcext:value-type="float">
            <text:p>1,73239375982297</text:p>
          </table:table-cell>
          <table:table-cell table:formula="of:=LOG([.D18])" office:value-type="float" office:value="2.06445798922692" calcext:value-type="float">
            <text:p>2,064457989226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table:formula="of:=LOG([.A19])" office:value-type="float" office:value="3.30102999566398" calcext:value-type="float">
            <text:p>3,30102999566398</text:p>
          </table:table-cell>
          <table:table-cell table:formula="of:=LOG([.B19])" office:value-type="float" office:value="1.77815125038364" calcext:value-type="float">
            <text:p>1,77815125038364</text:p>
          </table:table-cell>
          <table:table-cell table:formula="of:=LOG([.C19])" office:value-type="float" office:value="1.77815125038364" calcext:value-type="float">
            <text:p>1,77815125038364</text:p>
          </table:table-cell>
          <table:table-cell table:formula="of:=LOG([.D19])" office:value-type="float" office:value="2.10380372095596" calcext:value-type="float">
            <text:p>2,1038037209559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140" calcext:value-type="float">
            <text:p>140</text:p>
          </table:table-cell>
          <table:table-cell table:formula="of:=LOG([.A20])" office:value-type="float" office:value="3.32221929473392" calcext:value-type="float">
            <text:p>3,32221929473392</text:p>
          </table:table-cell>
          <table:table-cell table:formula="of:=LOG([.B20])" office:value-type="float" office:value="1.91381385238372" calcext:value-type="float">
            <text:p>1,91381385238372</text:p>
          </table:table-cell>
          <table:table-cell table:formula="of:=LOG([.C20])" office:value-type="float" office:value="1.81954393554187" calcext:value-type="float">
            <text:p>1,81954393554187</text:p>
          </table:table-cell>
          <table:table-cell table:formula="of:=LOG([.D20])" office:value-type="float" office:value="2.14612803567824" calcext:value-type="float">
            <text:p>2,1461280356782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table:formula="of:=LOG([.A21])" office:value-type="float" office:value="3.34242268082221" calcext:value-type="float">
            <text:p>3,34242268082221</text:p>
          </table:table-cell>
          <table:table-cell table:formula="of:=LOG([.B21])" office:value-type="float" office:value="1.95424250943932" calcext:value-type="float">
            <text:p>1,95424250943932</text:p>
          </table:table-cell>
          <table:table-cell table:formula="of:=LOG([.C21])" office:value-type="float" office:value="1.86332286012046" calcext:value-type="float">
            <text:p>1,86332286012046</text:p>
          </table:table-cell>
          <table:table-cell table:formula="of:=LOG([.D21])" office:value-type="float" office:value="2.1846914308176" calcext:value-type="float">
            <text:p>2,184691430817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table:formula="of:=LOG([.A22])" office:value-type="float" office:value="3.36172783601759" calcext:value-type="float">
            <text:p>3,36172783601759</text:p>
          </table:table-cell>
          <table:table-cell table:formula="of:=LOG([.B22])" office:value-type="float" office:value="1.9912260756925" calcext:value-type="float">
            <text:p>1,9912260756925</text:p>
          </table:table-cell>
          <table:table-cell table:formula="of:=LOG([.C22])" office:value-type="float" office:value="1.90308998699194" calcext:value-type="float">
            <text:p>1,90308998699194</text:p>
          </table:table-cell>
          <table:table-cell table:formula="of:=LOG([.D22])" office:value-type="float" office:value="2.22271647114758" calcext:value-type="float">
            <text:p>2,2227164711475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182" calcext:value-type="float">
            <text:p>182</text:p>
          </table:table-cell>
          <table:table-cell table:formula="of:=LOG([.A23])" office:value-type="float" office:value="3.38021124171161" calcext:value-type="float">
            <text:p>3,38021124171161</text:p>
          </table:table-cell>
          <table:table-cell table:formula="of:=LOG([.B23])" office:value-type="float" office:value="2.02530586526477" calcext:value-type="float">
            <text:p>2,02530586526477</text:p>
          </table:table-cell>
          <table:table-cell table:formula="of:=LOG([.C23])" office:value-type="float" office:value="1.93951925261862" calcext:value-type="float">
            <text:p>1,93951925261862</text:p>
          </table:table-cell>
          <table:table-cell table:formula="of:=LOG([.D23])" office:value-type="float" office:value="2.26007138798507" calcext:value-type="float">
            <text:p>2,2600713879850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5" calcext:value-type="float">
            <text:p>115</text:p>
          </table:table-cell>
          <table:table-cell office:value-type="float" office:value="94" calcext:value-type="float">
            <text:p>94</text:p>
          </table:table-cell>
          <table:table-cell office:value-type="float" office:value="197" calcext:value-type="float">
            <text:p>197</text:p>
          </table:table-cell>
          <table:table-cell table:formula="of:=LOG([.A24])" office:value-type="float" office:value="3.39794000867204" calcext:value-type="float">
            <text:p>3,39794000867204</text:p>
          </table:table-cell>
          <table:table-cell table:formula="of:=LOG([.B24])" office:value-type="float" office:value="2.06069784035361" calcext:value-type="float">
            <text:p>2,06069784035361</text:p>
          </table:table-cell>
          <table:table-cell table:formula="of:=LOG([.C24])" office:value-type="float" office:value="1.9731278535997" calcext:value-type="float">
            <text:p>1,9731278535997</text:p>
          </table:table-cell>
          <table:table-cell table:formula="of:=LOG([.D24])" office:value-type="float" office:value="2.29446622616159" calcext:value-type="float">
            <text:p>2,2944662261615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214" calcext:value-type="float">
            <text:p>214</text:p>
          </table:table-cell>
          <table:table-cell table:formula="of:=LOG([.A25])" office:value-type="float" office:value="3.41497334797082" calcext:value-type="float">
            <text:p>3,41497334797082</text:p>
          </table:table-cell>
          <table:table-cell table:formula="of:=LOG([.B25])" office:value-type="float" office:value="2.07918124604762" calcext:value-type="float">
            <text:p>2,07918124604762</text:p>
          </table:table-cell>
          <table:table-cell table:formula="of:=LOG([.C25])" office:value-type="float" office:value="2.00860017176192" calcext:value-type="float">
            <text:p>2,00860017176192</text:p>
          </table:table-cell>
          <table:table-cell table:formula="of:=LOG([.D25])" office:value-type="float" office:value="2.33041377334919" calcext:value-type="float">
            <text:p>2,3304137733491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231" calcext:value-type="float">
            <text:p>231</text:p>
          </table:table-cell>
          <table:table-cell table:formula="of:=LOG([.A26])" office:value-type="float" office:value="3.43136376415899" calcext:value-type="float">
            <text:p>3,43136376415899</text:p>
          </table:table-cell>
          <table:table-cell table:formula="of:=LOG([.B26])" office:value-type="float" office:value="2.11058971029925" calcext:value-type="float">
            <text:p>2,11058971029925</text:p>
          </table:table-cell>
          <table:table-cell table:formula="of:=LOG([.C26])" office:value-type="float" office:value="2.03742649794062" calcext:value-type="float">
            <text:p>2,03742649794062</text:p>
          </table:table-cell>
          <table:table-cell table:formula="of:=LOG([.D26])" office:value-type="float" office:value="2.36361197989214" calcext:value-type="float">
            <text:p>2,3636119798921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248" calcext:value-type="float">
            <text:p>248</text:p>
          </table:table-cell>
          <table:table-cell table:formula="of:=LOG([.A27])" office:value-type="float" office:value="3.44715803134222" calcext:value-type="float">
            <text:p>3,44715803134222</text:p>
          </table:table-cell>
          <table:table-cell table:formula="of:=LOG([.B27])" office:value-type="float" office:value="2.14301480025409" calcext:value-type="float">
            <text:p>2,14301480025409</text:p>
          </table:table-cell>
          <table:table-cell table:formula="of:=LOG([.C27])" office:value-type="float" office:value="2.07188200730613" calcext:value-type="float">
            <text:p>2,07188200730613</text:p>
          </table:table-cell>
          <table:table-cell table:formula="of:=LOG([.D27])" office:value-type="float" office:value="2.39445168082622" calcext:value-type="float">
            <text:p>2,3944516808262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266" calcext:value-type="float">
            <text:p>266</text:p>
          </table:table-cell>
          <table:table-cell table:formula="of:=LOG([.A28])" office:value-type="float" office:value="3.46239799789896" calcext:value-type="float">
            <text:p>3,46239799789896</text:p>
          </table:table-cell>
          <table:table-cell table:formula="of:=LOG([.B28])" office:value-type="float" office:value="2.17026171539496" calcext:value-type="float">
            <text:p>2,17026171539496</text:p>
          </table:table-cell>
          <table:table-cell table:formula="of:=LOG([.C28])" office:value-type="float" office:value="2.10037054511756" calcext:value-type="float">
            <text:p>2,10037054511756</text:p>
          </table:table-cell>
          <table:table-cell table:formula="of:=LOG([.D28])" office:value-type="float" office:value="2.42488163663107" calcext:value-type="float">
            <text:p>2,4248816366310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284" calcext:value-type="float">
            <text:p>284</text:p>
          </table:table-cell>
          <table:table-cell table:formula="of:=LOG([.A29])" office:value-type="float" office:value="3.47712125471966" calcext:value-type="float">
            <text:p>3,47712125471966</text:p>
          </table:table-cell>
          <table:table-cell table:formula="of:=LOG([.B29])" office:value-type="float" office:value="2.19865708695442" calcext:value-type="float">
            <text:p>2,19865708695442</text:p>
          </table:table-cell>
          <table:table-cell table:formula="of:=LOG([.C29])" office:value-type="float" office:value="2.13353890837022" calcext:value-type="float">
            <text:p>2,13353890837022</text:p>
          </table:table-cell>
          <table:table-cell table:formula="of:=LOG([.D29])" office:value-type="float" office:value="2.45331834004704" calcext:value-type="float">
            <text:p>2,4533183400470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304" calcext:value-type="float">
            <text:p>304</text:p>
          </table:table-cell>
          <table:table-cell table:formula="of:=LOG([.A30])" office:value-type="float" office:value="3.49136169383427" calcext:value-type="float">
            <text:p>3,49136169383427</text:p>
          </table:table-cell>
          <table:table-cell table:formula="of:=LOG([.B30])" office:value-type="float" office:value="2.17609125905568" calcext:value-type="float">
            <text:p>2,17609125905568</text:p>
          </table:table-cell>
          <table:table-cell table:formula="of:=LOG([.C30])" office:value-type="float" office:value="2.15836249209525" calcext:value-type="float">
            <text:p>2,15836249209525</text:p>
          </table:table-cell>
          <table:table-cell table:formula="of:=LOG([.D30])" office:value-type="float" office:value="2.48287358360875" calcext:value-type="float">
            <text:p>2,4828735836087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324" calcext:value-type="float">
            <text:p>324</text:p>
          </table:table-cell>
          <table:table-cell table:formula="of:=LOG([.A31])" office:value-type="float" office:value="3.50514997831991" calcext:value-type="float">
            <text:p>3,50514997831991</text:p>
          </table:table-cell>
          <table:table-cell table:formula="of:=LOG([.B31])" office:value-type="float" office:value="2.20139712432045" calcext:value-type="float">
            <text:p>2,20139712432045</text:p>
          </table:table-cell>
          <table:table-cell table:formula="of:=LOG([.C31])" office:value-type="float" office:value="2.18752072083646" calcext:value-type="float">
            <text:p>2,18752072083646</text:p>
          </table:table-cell>
          <table:table-cell table:formula="of:=LOG([.D31])" office:value-type="float" office:value="2.51054501020661" calcext:value-type="float">
            <text:p>2,5105450102066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69" calcext:value-type="float">
            <text:p>169</text:p>
          </table:table-cell>
          <table:table-cell office:value-type="float" office:value="163" calcext:value-type="float">
            <text:p>163</text:p>
          </table:table-cell>
          <table:table-cell office:value-type="float" office:value="344" calcext:value-type="float">
            <text:p>344</text:p>
          </table:table-cell>
          <table:table-cell table:formula="of:=LOG([.A32])" office:value-type="float" office:value="3.51851393987789" calcext:value-type="float">
            <text:p>3,51851393987789</text:p>
          </table:table-cell>
          <table:table-cell table:formula="of:=LOG([.B32])" office:value-type="float" office:value="2.22788670461367" calcext:value-type="float">
            <text:p>2,22788670461367</text:p>
          </table:table-cell>
          <table:table-cell table:formula="of:=LOG([.C32])" office:value-type="float" office:value="2.21218760440396" calcext:value-type="float">
            <text:p>2,21218760440396</text:p>
          </table:table-cell>
          <table:table-cell table:formula="of:=LOG([.D32])" office:value-type="float" office:value="2.53655844257153" calcext:value-type="float">
            <text:p>2,5365584425715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float" office:value="364" calcext:value-type="float">
            <text:p>364</text:p>
          </table:table-cell>
          <table:table-cell table:formula="of:=LOG([.A33])" office:value-type="float" office:value="3.53147891704225" calcext:value-type="float">
            <text:p>3,53147891704225</text:p>
          </table:table-cell>
          <table:table-cell table:formula="of:=LOG([.B33])" office:value-type="float" office:value="2.25042000230889" calcext:value-type="float">
            <text:p>2,25042000230889</text:p>
          </table:table-cell>
          <table:table-cell table:formula="of:=LOG([.C33])" office:value-type="float" office:value="2.2405492482826" calcext:value-type="float">
            <text:p>2,2405492482826</text:p>
          </table:table-cell>
          <table:table-cell table:formula="of:=LOG([.D33])" office:value-type="float" office:value="2.56110138364906" calcext:value-type="float">
            <text:p>2,5611013836490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386" calcext:value-type="float">
            <text:p>386</text:p>
          </table:table-cell>
          <table:table-cell table:formula="of:=LOG([.A34])" office:value-type="float" office:value="3.54406804435028" calcext:value-type="float">
            <text:p>3,54406804435028</text:p>
          </table:table-cell>
          <table:table-cell table:formula="of:=LOG([.B34])" office:value-type="float" office:value="2.27646180417324" calcext:value-type="float">
            <text:p>2,27646180417324</text:p>
          </table:table-cell>
          <table:table-cell table:formula="of:=LOG([.C34])" office:value-type="float" office:value="2.26481782300954" calcext:value-type="float">
            <text:p>2,26481782300954</text:p>
          </table:table-cell>
          <table:table-cell table:formula="of:=LOG([.D34])" office:value-type="float" office:value="2.58658730467175" calcext:value-type="float">
            <text:p>2,5865873046717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408" calcext:value-type="float">
            <text:p>408</text:p>
          </table:table-cell>
          <table:table-cell table:formula="of:=LOG([.A35])" office:value-type="float" office:value="3.55630250076729" calcext:value-type="float">
            <text:p>3,55630250076729</text:p>
          </table:table-cell>
          <table:table-cell table:formula="of:=LOG([.B35])" office:value-type="float" office:value="2.29225607135648" calcext:value-type="float">
            <text:p>2,29225607135648</text:p>
          </table:table-cell>
          <table:table-cell table:formula="of:=LOG([.C35])" office:value-type="float" office:value="2.28780172993023" calcext:value-type="float">
            <text:p>2,28780172993023</text:p>
          </table:table-cell>
          <table:table-cell table:formula="of:=LOG([.D35])" office:value-type="float" office:value="2.61066016308988" calcext:value-type="float">
            <text:p>2,6106601630898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office:value-type="float" office:value="432" calcext:value-type="float">
            <text:p>432</text:p>
          </table:table-cell>
          <table:table-cell table:formula="of:=LOG([.A36])" office:value-type="float" office:value="3.56820172406699" calcext:value-type="float">
            <text:p>3,56820172406699</text:p>
          </table:table-cell>
          <table:table-cell table:formula="of:=LOG([.B36])" office:value-type="float" office:value="2.31597034545692" calcext:value-type="float">
            <text:p>2,31597034545692</text:p>
          </table:table-cell>
          <table:table-cell table:formula="of:=LOG([.C36])" office:value-type="float" office:value="2.31175386105575" calcext:value-type="float">
            <text:p>2,31175386105575</text:p>
          </table:table-cell>
          <table:table-cell table:formula="of:=LOG([.D36])" office:value-type="float" office:value="2.63548374681491" calcext:value-type="float">
            <text:p>2,6354837468149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454" calcext:value-type="float">
            <text:p>454</text:p>
          </table:table-cell>
          <table:table-cell table:formula="of:=LOG([.A37])" office:value-type="float" office:value="3.57978359661681" calcext:value-type="float">
            <text:p>3,57978359661681</text:p>
          </table:table-cell>
          <table:table-cell table:formula="of:=LOG([.B37])" office:value-type="float" office:value="2.3384564936046" calcext:value-type="float">
            <text:p>2,3384564936046</text:p>
          </table:table-cell>
          <table:table-cell table:formula="of:=LOG([.C37])" office:value-type="float" office:value="2.33645973384853" calcext:value-type="float">
            <text:p>2,33645973384853</text:p>
          </table:table-cell>
          <table:table-cell table:formula="of:=LOG([.D37])" office:value-type="float" office:value="2.6570558528571" calcext:value-type="float">
            <text:p>2,657055852857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481" calcext:value-type="float">
            <text:p>481</text:p>
          </table:table-cell>
          <table:table-cell table:formula="of:=LOG([.A38])" office:value-type="float" office:value="3.5910646070265" calcext:value-type="float">
            <text:p>3,5910646070265</text:p>
          </table:table-cell>
          <table:table-cell table:formula="of:=LOG([.B38])" office:value-type="float" office:value="2.35983548233989" calcext:value-type="float">
            <text:p>2,35983548233989</text:p>
          </table:table-cell>
          <table:table-cell table:formula="of:=LOG([.C38])" office:value-type="float" office:value="2.35983548233989" calcext:value-type="float">
            <text:p>2,35983548233989</text:p>
          </table:table-cell>
          <table:table-cell table:formula="of:=LOG([.D38])" office:value-type="float" office:value="2.68214507637383" calcext:value-type="float">
            <text:p>2,6821450763738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505" calcext:value-type="float">
            <text:p>505</text:p>
          </table:table-cell>
          <table:table-cell table:formula="of:=LOG([.A39])" office:value-type="float" office:value="3.60205999132796" calcext:value-type="float">
            <text:p>3,60205999132796</text:p>
          </table:table-cell>
          <table:table-cell table:formula="of:=LOG([.B39])" office:value-type="float" office:value="2.38021124171161" calcext:value-type="float">
            <text:p>2,38021124171161</text:p>
          </table:table-cell>
          <table:table-cell table:formula="of:=LOG([.C39])" office:value-type="float" office:value="2.38021124171161" calcext:value-type="float">
            <text:p>2,38021124171161</text:p>
          </table:table-cell>
          <table:table-cell table:formula="of:=LOG([.D39])" office:value-type="float" office:value="2.70329137811866" calcext:value-type="float">
            <text:p>2,70329137811866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313" calcext:value-type="float">
            <text:p>313</text:p>
          </table:table-cell>
          <table:table-cell office:value-type="float" office:value="252" calcext:value-type="float">
            <text:p>252</text:p>
          </table:table-cell>
          <table:table-cell office:value-type="float" office:value="529" calcext:value-type="float">
            <text:p>529</text:p>
          </table:table-cell>
          <table:table-cell table:formula="of:=LOG([.A40])" office:value-type="float" office:value="3.61278385671973" calcext:value-type="float">
            <text:p>3,61278385671973</text:p>
          </table:table-cell>
          <table:table-cell table:formula="of:=LOG([.B40])" office:value-type="float" office:value="2.49554433754645" calcext:value-type="float">
            <text:p>2,49554433754645</text:p>
          </table:table-cell>
          <table:table-cell table:formula="of:=LOG([.C40])" office:value-type="float" office:value="2.40140054078154" calcext:value-type="float">
            <text:p>2,40140054078154</text:p>
          </table:table-cell>
          <table:table-cell table:formula="of:=LOG([.D40])" office:value-type="float" office:value="2.72345567203519" calcext:value-type="float">
            <text:p>2,7234556720351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29" calcext:value-type="float">
            <text:p>329</text:p>
          </table:table-cell>
          <table:table-cell office:value-type="float" office:value="265" calcext:value-type="float">
            <text:p>265</text:p>
          </table:table-cell>
          <table:table-cell office:value-type="float" office:value="555" calcext:value-type="float">
            <text:p>555</text:p>
          </table:table-cell>
          <table:table-cell table:formula="of:=LOG([.A41])" office:value-type="float" office:value="3.6232492903979" calcext:value-type="float">
            <text:p>3,6232492903979</text:p>
          </table:table-cell>
          <table:table-cell table:formula="of:=LOG([.B41])" office:value-type="float" office:value="2.51719589794997" calcext:value-type="float">
            <text:p>2,51719589794997</text:p>
          </table:table-cell>
          <table:table-cell table:formula="of:=LOG([.C41])" office:value-type="float" office:value="2.42324587393681" calcext:value-type="float">
            <text:p>2,42324587393681</text:p>
          </table:table-cell>
          <table:table-cell table:formula="of:=LOG([.D41])" office:value-type="float" office:value="2.74429298312268" calcext:value-type="float">
            <text:p>2,7442929831226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44" calcext:value-type="float">
            <text:p>344</text:p>
          </table:table-cell>
          <table:table-cell office:value-type="float" office:value="278" calcext:value-type="float">
            <text:p>278</text:p>
          </table:table-cell>
          <table:table-cell office:value-type="float" office:value="581" calcext:value-type="float">
            <text:p>581</text:p>
          </table:table-cell>
          <table:table-cell table:formula="of:=LOG([.A42])" office:value-type="float" office:value="3.63346845557959" calcext:value-type="float">
            <text:p>3,63346845557959</text:p>
          </table:table-cell>
          <table:table-cell table:formula="of:=LOG([.B42])" office:value-type="float" office:value="2.53655844257153" calcext:value-type="float">
            <text:p>2,53655844257153</text:p>
          </table:table-cell>
          <table:table-cell table:formula="of:=LOG([.C42])" office:value-type="float" office:value="2.44404479591808" calcext:value-type="float">
            <text:p>2,44404479591808</text:p>
          </table:table-cell>
          <table:table-cell table:formula="of:=LOG([.D42])" office:value-type="float" office:value="2.76417613239033" calcext:value-type="float">
            <text:p>2,76417613239033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59" calcext:value-type="float">
            <text:p>359</text:p>
          </table:table-cell>
          <table:table-cell office:value-type="float" office:value="291" calcext:value-type="float">
            <text:p>291</text:p>
          </table:table-cell>
          <table:table-cell office:value-type="float" office:value="609" calcext:value-type="float">
            <text:p>609</text:p>
          </table:table-cell>
          <table:table-cell table:formula="of:=LOG([.A43])" office:value-type="float" office:value="3.64345267648619" calcext:value-type="float">
            <text:p>3,64345267648619</text:p>
          </table:table-cell>
          <table:table-cell table:formula="of:=LOG([.B43])" office:value-type="float" office:value="2.55509444857832" calcext:value-type="float">
            <text:p>2,55509444857832</text:p>
          </table:table-cell>
          <table:table-cell table:formula="of:=LOG([.C43])" office:value-type="float" office:value="2.46389298898591" calcext:value-type="float">
            <text:p>2,46389298898591</text:p>
          </table:table-cell>
          <table:table-cell table:formula="of:=LOG([.D43])" office:value-type="float" office:value="2.78461729263288" calcext:value-type="float">
            <text:p>2,78461729263288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76" calcext:value-type="float">
            <text:p>376</text:p>
          </table:table-cell>
          <table:table-cell office:value-type="float" office:value="304" calcext:value-type="float">
            <text:p>304</text:p>
          </table:table-cell>
          <table:table-cell office:value-type="float" office:value="636" calcext:value-type="float">
            <text:p>636</text:p>
          </table:table-cell>
          <table:table-cell table:formula="of:=LOG([.A44])" office:value-type="float" office:value="3.65321251377534" calcext:value-type="float">
            <text:p>3,65321251377534</text:p>
          </table:table-cell>
          <table:table-cell table:formula="of:=LOG([.B44])" office:value-type="float" office:value="2.57518784492766" calcext:value-type="float">
            <text:p>2,57518784492766</text:p>
          </table:table-cell>
          <table:table-cell table:formula="of:=LOG([.C44])" office:value-type="float" office:value="2.48287358360875" calcext:value-type="float">
            <text:p>2,48287358360875</text:p>
          </table:table-cell>
          <table:table-cell table:formula="of:=LOG([.D44])" office:value-type="float" office:value="2.80345711564841" calcext:value-type="float">
            <text:p>2,8034571156484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93" calcext:value-type="float">
            <text:p>393</text:p>
          </table:table-cell>
          <table:table-cell office:value-type="float" office:value="318" calcext:value-type="float">
            <text:p>318</text:p>
          </table:table-cell>
          <table:table-cell office:value-type="float" office:value="665" calcext:value-type="float">
            <text:p>665</text:p>
          </table:table-cell>
          <table:table-cell table:formula="of:=LOG([.A45])" office:value-type="float" office:value="3.66275783168157" calcext:value-type="float">
            <text:p>3,66275783168157</text:p>
          </table:table-cell>
          <table:table-cell table:formula="of:=LOG([.B45])" office:value-type="float" office:value="2.59439255037543" calcext:value-type="float">
            <text:p>2,59439255037543</text:p>
          </table:table-cell>
          <table:table-cell table:formula="of:=LOG([.C45])" office:value-type="float" office:value="2.50242711998443" calcext:value-type="float">
            <text:p>2,50242711998443</text:p>
          </table:table-cell>
          <table:table-cell table:formula="of:=LOG([.D45])" office:value-type="float" office:value="2.8228216453031" calcext:value-type="float">
            <text:p>2,8228216453031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406" calcext:value-type="float">
            <text:p>406</text:p>
          </table:table-cell>
          <table:table-cell office:value-type="float" office:value="331" calcext:value-type="float">
            <text:p>331</text:p>
          </table:table-cell>
          <table:table-cell office:value-type="float" office:value="693" calcext:value-type="float">
            <text:p>693</text:p>
          </table:table-cell>
          <table:table-cell table:formula="of:=LOG([.A46])" office:value-type="float" office:value="3.67209785793572" calcext:value-type="float">
            <text:p>3,67209785793572</text:p>
          </table:table-cell>
          <table:table-cell table:formula="of:=LOG([.B46])" office:value-type="float" office:value="2.60852603357719" calcext:value-type="float">
            <text:p>2,60852603357719</text:p>
          </table:table-cell>
          <table:table-cell table:formula="of:=LOG([.C46])" office:value-type="float" office:value="2.51982799377572" calcext:value-type="float">
            <text:p>2,51982799377572</text:p>
          </table:table-cell>
          <table:table-cell table:formula="of:=LOG([.D46])" office:value-type="float" office:value="2.84073323461181" calcext:value-type="float">
            <text:p>2,8407332346118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423" calcext:value-type="float">
            <text:p>423</text:p>
          </table:table-cell>
          <table:table-cell office:value-type="float" office:value="346" calcext:value-type="float">
            <text:p>346</text:p>
          </table:table-cell>
          <table:table-cell office:value-type="float" office:value="724" calcext:value-type="float">
            <text:p>724</text:p>
          </table:table-cell>
          <table:table-cell table:formula="of:=LOG([.A47])" office:value-type="float" office:value="3.68124123737559" calcext:value-type="float">
            <text:p>3,68124123737559</text:p>
          </table:table-cell>
          <table:table-cell table:formula="of:=LOG([.B47])" office:value-type="float" office:value="2.62634036737504" calcext:value-type="float">
            <text:p>2,62634036737504</text:p>
          </table:table-cell>
          <table:table-cell table:formula="of:=LOG([.C47])" office:value-type="float" office:value="2.53907609879278" calcext:value-type="float">
            <text:p>2,53907609879278</text:p>
          </table:table-cell>
          <table:table-cell table:formula="of:=LOG([.D47])" office:value-type="float" office:value="2.85973856619715" calcext:value-type="float">
            <text:p>2,8597385661971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440" calcext:value-type="float">
            <text:p>440</text:p>
          </table:table-cell>
          <table:table-cell office:value-type="float" office:value="361" calcext:value-type="float">
            <text:p>361</text:p>
          </table:table-cell>
          <table:table-cell office:value-type="float" office:value="753" calcext:value-type="float">
            <text:p>753</text:p>
          </table:table-cell>
          <table:table-cell table:formula="of:=LOG([.A48])" office:value-type="float" office:value="3.69019608002851" calcext:value-type="float">
            <text:p>3,69019608002851</text:p>
          </table:table-cell>
          <table:table-cell table:formula="of:=LOG([.B48])" office:value-type="float" office:value="2.64345267648619" calcext:value-type="float">
            <text:p>2,64345267648619</text:p>
          </table:table-cell>
          <table:table-cell table:formula="of:=LOG([.C48])" office:value-type="float" office:value="2.55750720190566" calcext:value-type="float">
            <text:p>2,55750720190566</text:p>
          </table:table-cell>
          <table:table-cell table:formula="of:=LOG([.D48])" office:value-type="float" office:value="2.8767949762007" calcext:value-type="float">
            <text:p>2,876794976200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58" calcext:value-type="float">
            <text:p>458</text:p>
          </table:table-cell>
          <table:table-cell office:value-type="float" office:value="375" calcext:value-type="float">
            <text:p>375</text:p>
          </table:table-cell>
          <table:table-cell office:value-type="float" office:value="784" calcext:value-type="float">
            <text:p>784</text:p>
          </table:table-cell>
          <table:table-cell table:formula="of:=LOG([.A49])" office:value-type="float" office:value="3.69897000433602" calcext:value-type="float">
            <text:p>3,69897000433602</text:p>
          </table:table-cell>
          <table:table-cell table:formula="of:=LOG([.B49])" office:value-type="float" office:value="2.66086547800387" calcext:value-type="float">
            <text:p>2,66086547800387</text:p>
          </table:table-cell>
          <table:table-cell table:formula="of:=LOG([.C49])" office:value-type="float" office:value="2.57403126772772" calcext:value-type="float">
            <text:p>2,57403126772772</text:p>
          </table:table-cell>
          <table:table-cell table:formula="of:=LOG([.D49])" office:value-type="float" office:value="2.89431606268444" calcext:value-type="float">
            <text:p>2,89431606268444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477" calcext:value-type="float">
            <text:p>477</text:p>
          </table:table-cell>
          <table:table-cell office:value-type="float" office:value="390" calcext:value-type="float">
            <text:p>390</text:p>
          </table:table-cell>
          <table:table-cell office:value-type="float" office:value="815" calcext:value-type="float">
            <text:p>815</text:p>
          </table:table-cell>
          <table:table-cell table:formula="of:=LOG([.A50])" office:value-type="float" office:value="3.70757017609794" calcext:value-type="float">
            <text:p>3,70757017609794</text:p>
          </table:table-cell>
          <table:table-cell table:formula="of:=LOG([.B50])" office:value-type="float" office:value="2.67851837904011" calcext:value-type="float">
            <text:p>2,67851837904011</text:p>
          </table:table-cell>
          <table:table-cell table:formula="of:=LOG([.C50])" office:value-type="float" office:value="2.5910646070265" calcext:value-type="float">
            <text:p>2,5910646070265</text:p>
          </table:table-cell>
          <table:table-cell table:formula="of:=LOG([.D50])" office:value-type="float" office:value="2.91115760873998" calcext:value-type="float">
            <text:p>2,91115760873998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479" calcext:value-type="float">
            <text:p>479</text:p>
          </table:table-cell>
          <table:table-cell office:value-type="float" office:value="406" calcext:value-type="float">
            <text:p>406</text:p>
          </table:table-cell>
          <table:table-cell office:value-type="float" office:value="848" calcext:value-type="float">
            <text:p>848</text:p>
          </table:table-cell>
          <table:table-cell table:formula="of:=LOG([.A51])" office:value-type="float" office:value="3.7160033436348" calcext:value-type="float">
            <text:p>3,7160033436348</text:p>
          </table:table-cell>
          <table:table-cell table:formula="of:=LOG([.B51])" office:value-type="float" office:value="2.68033551341456" calcext:value-type="float">
            <text:p>2,68033551341456</text:p>
          </table:table-cell>
          <table:table-cell table:formula="of:=LOG([.C51])" office:value-type="float" office:value="2.60852603357719" calcext:value-type="float">
            <text:p>2,60852603357719</text:p>
          </table:table-cell>
          <table:table-cell table:formula="of:=LOG([.D51])" office:value-type="float" office:value="2.92839585225671" calcext:value-type="float">
            <text:p>2,92839585225671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499" calcext:value-type="float">
            <text:p>499</text:p>
          </table:table-cell>
          <table:table-cell office:value-type="float" office:value="423" calcext:value-type="float">
            <text:p>423</text:p>
          </table:table-cell>
          <table:table-cell office:value-type="float" office:value="881" calcext:value-type="float">
            <text:p>881</text:p>
          </table:table-cell>
          <table:table-cell table:formula="of:=LOG([.A52])" office:value-type="float" office:value="3.72427586960079" calcext:value-type="float">
            <text:p>3,72427586960079</text:p>
          </table:table-cell>
          <table:table-cell table:formula="of:=LOG([.B52])" office:value-type="float" office:value="2.69810054562339" calcext:value-type="float">
            <text:p>2,69810054562339</text:p>
          </table:table-cell>
          <table:table-cell table:formula="of:=LOG([.C52])" office:value-type="float" office:value="2.62634036737504" calcext:value-type="float">
            <text:p>2,62634036737504</text:p>
          </table:table-cell>
          <table:table-cell table:formula="of:=LOG([.D52])" office:value-type="float" office:value="2.94497590841205" calcext:value-type="float">
            <text:p>2,94497590841205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517" calcext:value-type="float">
            <text:p>517</text:p>
          </table:table-cell>
          <table:table-cell office:value-type="float" office:value="439" calcext:value-type="float">
            <text:p>439</text:p>
          </table:table-cell>
          <table:table-cell office:value-type="float" office:value="913" calcext:value-type="float">
            <text:p>913</text:p>
          </table:table-cell>
          <table:table-cell table:formula="of:=LOG([.A53])" office:value-type="float" office:value="3.73239375982297" calcext:value-type="float">
            <text:p>3,73239375982297</text:p>
          </table:table-cell>
          <table:table-cell table:formula="of:=LOG([.B53])" office:value-type="float" office:value="2.71349054309394" calcext:value-type="float">
            <text:p>2,71349054309394</text:p>
          </table:table-cell>
          <table:table-cell table:formula="of:=LOG([.C53])" office:value-type="float" office:value="2.64246452024212" calcext:value-type="float">
            <text:p>2,64246452024212</text:p>
          </table:table-cell>
          <table:table-cell table:formula="of:=LOG([.D53])" office:value-type="float" office:value="2.9604707775343" calcext:value-type="float">
            <text:p>2,9604707775343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535" calcext:value-type="float">
            <text:p>535</text:p>
          </table:table-cell>
          <table:table-cell office:value-type="float" office:value="456" calcext:value-type="float">
            <text:p>456</text:p>
          </table:table-cell>
          <table:table-cell office:value-type="float" office:value="947" calcext:value-type="float">
            <text:p>947</text:p>
          </table:table-cell>
          <table:table-cell table:formula="of:=LOG([.A54])" office:value-type="float" office:value="3.74036268949424" calcext:value-type="float">
            <text:p>3,74036268949424</text:p>
          </table:table-cell>
          <table:table-cell table:formula="of:=LOG([.B54])" office:value-type="float" office:value="2.72835378202123" calcext:value-type="float">
            <text:p>2,72835378202123</text:p>
          </table:table-cell>
          <table:table-cell table:formula="of:=LOG([.C54])" office:value-type="float" office:value="2.65896484266443" calcext:value-type="float">
            <text:p>2,65896484266443</text:p>
          </table:table-cell>
          <table:table-cell table:formula="of:=LOG([.D54])" office:value-type="float" office:value="2.97634997900327" calcext:value-type="float">
            <text:p>2,97634997900327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554" calcext:value-type="float">
            <text:p>554</text:p>
          </table:table-cell>
          <table:table-cell office:value-type="float" office:value="471" calcext:value-type="float">
            <text:p>471</text:p>
          </table:table-cell>
          <table:table-cell office:value-type="float" office:value="983" calcext:value-type="float">
            <text:p>983</text:p>
          </table:table-cell>
          <table:table-cell table:formula="of:=LOG([.A55])" office:value-type="float" office:value="3.7481880270062" calcext:value-type="float">
            <text:p>3,7481880270062</text:p>
          </table:table-cell>
          <table:table-cell table:formula="of:=LOG([.B55])" office:value-type="float" office:value="2.74350976472843" calcext:value-type="float">
            <text:p>2,74350976472843</text:p>
          </table:table-cell>
          <table:table-cell table:formula="of:=LOG([.C55])" office:value-type="float" office:value="2.6730209071289" calcext:value-type="float">
            <text:p>2,6730209071289</text:p>
          </table:table-cell>
          <table:table-cell table:formula="of:=LOG([.D55])" office:value-type="float" office:value="2.99255351783214" calcext:value-type="float">
            <text:p>2,99255351783214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571" calcext:value-type="float">
            <text:p>571</text:p>
          </table:table-cell>
          <table:table-cell office:value-type="float" office:value="489" calcext:value-type="float">
            <text:p>489</text:p>
          </table:table-cell>
          <table:table-cell office:value-type="float" office:value="1018" calcext:value-type="float">
            <text:p>1018</text:p>
          </table:table-cell>
          <table:table-cell table:formula="of:=LOG([.A56])" office:value-type="float" office:value="3.75587485567249" calcext:value-type="float">
            <text:p>3,75587485567249</text:p>
          </table:table-cell>
          <table:table-cell table:formula="of:=LOG([.B56])" office:value-type="float" office:value="2.75663610824585" calcext:value-type="float">
            <text:p>2,75663610824585</text:p>
          </table:table-cell>
          <table:table-cell table:formula="of:=LOG([.C56])" office:value-type="float" office:value="2.68930885912362" calcext:value-type="float">
            <text:p>2,68930885912362</text:p>
          </table:table-cell>
          <table:table-cell table:formula="of:=LOG([.D56])" office:value-type="float" office:value="3.00774777800074" calcext:value-type="float">
            <text:p>3,00774777800074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591" calcext:value-type="float">
            <text:p>591</text:p>
          </table:table-cell>
          <table:table-cell office:value-type="float" office:value="505" calcext:value-type="float">
            <text:p>505</text:p>
          </table:table-cell>
          <table:table-cell office:value-type="float" office:value="1053" calcext:value-type="float">
            <text:p>1053</text:p>
          </table:table-cell>
          <table:table-cell table:formula="of:=LOG([.A57])" office:value-type="float" office:value="3.76342799356294" calcext:value-type="float">
            <text:p>3,76342799356294</text:p>
          </table:table-cell>
          <table:table-cell table:formula="of:=LOG([.B57])" office:value-type="float" office:value="2.77158748088125" calcext:value-type="float">
            <text:p>2,77158748088125</text:p>
          </table:table-cell>
          <table:table-cell table:formula="of:=LOG([.C57])" office:value-type="float" office:value="2.70329137811866" calcext:value-type="float">
            <text:p>2,70329137811866</text:p>
          </table:table-cell>
          <table:table-cell table:formula="of:=LOG([.D57])" office:value-type="float" office:value="3.02242837118549" calcext:value-type="float">
            <text:p>3,02242837118549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614" calcext:value-type="float">
            <text:p>614</text:p>
          </table:table-cell>
          <table:table-cell office:value-type="float" office:value="525" calcext:value-type="float">
            <text:p>525</text:p>
          </table:table-cell>
          <table:table-cell office:value-type="float" office:value="1090" calcext:value-type="float">
            <text:p>1090</text:p>
          </table:table-cell>
          <table:table-cell table:formula="of:=LOG([.A58])" office:value-type="float" office:value="3.77085201164214" calcext:value-type="float">
            <text:p>3,77085201164214</text:p>
          </table:table-cell>
          <table:table-cell table:formula="of:=LOG([.B58])" office:value-type="float" office:value="2.78816837114117" calcext:value-type="float">
            <text:p>2,78816837114117</text:p>
          </table:table-cell>
          <table:table-cell table:formula="of:=LOG([.C58])" office:value-type="float" office:value="2.72015930340596" calcext:value-type="float">
            <text:p>2,72015930340596</text:p>
          </table:table-cell>
          <table:table-cell table:formula="of:=LOG([.D58])" office:value-type="float" office:value="3.03742649794062" calcext:value-type="float">
            <text:p>3,0374264979406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54" calcext:value-type="float">
            <text:p>654</text:p>
          </table:table-cell>
          <table:table-cell office:value-type="float" office:value="541" calcext:value-type="float">
            <text:p>541</text:p>
          </table:table-cell>
          <table:table-cell office:value-type="float" office:value="1127" calcext:value-type="float">
            <text:p>1127</text:p>
          </table:table-cell>
          <table:table-cell table:formula="of:=LOG([.A59])" office:value-type="float" office:value="3.77815125038364" calcext:value-type="float">
            <text:p>3,77815125038364</text:p>
          </table:table-cell>
          <table:table-cell table:formula="of:=LOG([.B59])" office:value-type="float" office:value="2.81557774832427" calcext:value-type="float">
            <text:p>2,81557774832427</text:p>
          </table:table-cell>
          <table:table-cell table:formula="of:=LOG([.C59])" office:value-type="float" office:value="2.73319726510657" calcext:value-type="float">
            <text:p>2,73319726510657</text:p>
          </table:table-cell>
          <table:table-cell table:formula="of:=LOG([.D59])" office:value-type="float" office:value="3.05192391604611" calcext:value-type="float">
            <text:p>3,05192391604611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660" calcext:value-type="float">
            <text:p>660</text:p>
          </table:table-cell>
          <table:table-cell office:value-type="float" office:value="559" calcext:value-type="float">
            <text:p>559</text:p>
          </table:table-cell>
          <table:table-cell office:value-type="float" office:value="1164" calcext:value-type="float">
            <text:p>1164</text:p>
          </table:table-cell>
          <table:table-cell table:formula="of:=LOG([.A60])" office:value-type="float" office:value="3.78532983501077" calcext:value-type="float">
            <text:p>3,78532983501077</text:p>
          </table:table-cell>
          <table:table-cell table:formula="of:=LOG([.B60])" office:value-type="float" office:value="2.81954393554187" calcext:value-type="float">
            <text:p>2,81954393554187</text:p>
          </table:table-cell>
          <table:table-cell table:formula="of:=LOG([.C60])" office:value-type="float" office:value="2.74741180788642" calcext:value-type="float">
            <text:p>2,74741180788642</text:p>
          </table:table-cell>
          <table:table-cell table:formula="of:=LOG([.D60])" office:value-type="float" office:value="3.06595298031387" calcext:value-type="float">
            <text:p>3,06595298031387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600" calcext:value-type="float">
            <text:p>600</text:p>
          </table:table-cell>
          <table:table-cell office:value-type="float" office:value="577" calcext:value-type="float">
            <text:p>577</text:p>
          </table:table-cell>
          <table:table-cell office:value-type="float" office:value="1203" calcext:value-type="float">
            <text:p>1203</text:p>
          </table:table-cell>
          <table:table-cell table:formula="of:=LOG([.A61])" office:value-type="float" office:value="3.79239168949825" calcext:value-type="float">
            <text:p>3,79239168949825</text:p>
          </table:table-cell>
          <table:table-cell table:formula="of:=LOG([.B61])" office:value-type="float" office:value="2.77815125038364" calcext:value-type="float">
            <text:p>2,77815125038364</text:p>
          </table:table-cell>
          <table:table-cell table:formula="of:=LOG([.C61])" office:value-type="float" office:value="2.76117581315573" calcext:value-type="float">
            <text:p>2,76117581315573</text:p>
          </table:table-cell>
          <table:table-cell table:formula="of:=LOG([.D61])" office:value-type="float" office:value="3.08026562733984" calcext:value-type="float">
            <text:p>3,08026562733984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623" calcext:value-type="float">
            <text:p>623</text:p>
          </table:table-cell>
          <table:table-cell office:value-type="float" office:value="596" calcext:value-type="float">
            <text:p>596</text:p>
          </table:table-cell>
          <table:table-cell office:value-type="float" office:value="1242" calcext:value-type="float">
            <text:p>1242</text:p>
          </table:table-cell>
          <table:table-cell table:formula="of:=LOG([.A62])" office:value-type="float" office:value="3.79934054945358" calcext:value-type="float">
            <text:p>3,79934054945358</text:p>
          </table:table-cell>
          <table:table-cell table:formula="of:=LOG([.B62])" office:value-type="float" office:value="2.79448804665917" calcext:value-type="float">
            <text:p>2,79448804665917</text:p>
          </table:table-cell>
          <table:table-cell table:formula="of:=LOG([.C62])" office:value-type="float" office:value="2.77524625974024" calcext:value-type="float">
            <text:p>2,77524625974024</text:p>
          </table:table-cell>
          <table:table-cell table:formula="of:=LOG([.D62])" office:value-type="float" office:value="3.09412159584056" calcext:value-type="float">
            <text:p>3,0941215958405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635" calcext:value-type="float">
            <text:p>635</text:p>
          </table:table-cell>
          <table:table-cell office:value-type="float" office:value="615" calcext:value-type="float">
            <text:p>615</text:p>
          </table:table-cell>
          <table:table-cell office:value-type="float" office:value="1282" calcext:value-type="float">
            <text:p>1282</text:p>
          </table:table-cell>
          <table:table-cell table:formula="of:=LOG([.A63])" office:value-type="float" office:value="3.80617997398389" calcext:value-type="float">
            <text:p>3,80617997398389</text:p>
          </table:table-cell>
          <table:table-cell table:formula="of:=LOG([.B63])" office:value-type="float" office:value="2.80277372529198" calcext:value-type="float">
            <text:p>2,80277372529198</text:p>
          </table:table-cell>
          <table:table-cell table:formula="of:=LOG([.C63])" office:value-type="float" office:value="2.78887511577542" calcext:value-type="float">
            <text:p>2,78887511577542</text:p>
          </table:table-cell>
          <table:table-cell table:formula="of:=LOG([.D63])" office:value-type="float" office:value="3.1078880251828" calcext:value-type="float">
            <text:p>3,107888025182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658" calcext:value-type="float">
            <text:p>658</text:p>
          </table:table-cell>
          <table:table-cell office:value-type="float" office:value="634" calcext:value-type="float">
            <text:p>634</text:p>
          </table:table-cell>
          <table:table-cell office:value-type="float" office:value="1342" calcext:value-type="float">
            <text:p>1342</text:p>
          </table:table-cell>
          <table:table-cell table:formula="of:=LOG([.A64])" office:value-type="float" office:value="3.81291335664285" calcext:value-type="float">
            <text:p>3,81291335664285</text:p>
          </table:table-cell>
          <table:table-cell table:formula="of:=LOG([.B64])" office:value-type="float" office:value="2.81822589361396" calcext:value-type="float">
            <text:p>2,81822589361396</text:p>
          </table:table-cell>
          <table:table-cell table:formula="of:=LOG([.C64])" office:value-type="float" office:value="2.80208925788173" calcext:value-type="float">
            <text:p>2,80208925788173</text:p>
          </table:table-cell>
          <table:table-cell table:formula="of:=LOG([.D64])" office:value-type="float" office:value="3.12775251583297" calcext:value-type="float">
            <text:p>3,12775251583297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677" calcext:value-type="float">
            <text:p>677</text:p>
          </table:table-cell>
          <table:table-cell office:value-type="float" office:value="655" calcext:value-type="float">
            <text:p>655</text:p>
          </table:table-cell>
          <table:table-cell office:value-type="float" office:value="1389" calcext:value-type="float">
            <text:p>1389</text:p>
          </table:table-cell>
          <table:table-cell table:formula="of:=LOG([.A65])" office:value-type="float" office:value="3.81954393554187" calcext:value-type="float">
            <text:p>3,81954393554187</text:p>
          </table:table-cell>
          <table:table-cell table:formula="of:=LOG([.B65])" office:value-type="float" office:value="2.83058866868514" calcext:value-type="float">
            <text:p>2,83058866868514</text:p>
          </table:table-cell>
          <table:table-cell table:formula="of:=LOG([.C65])" office:value-type="float" office:value="2.81624129999178" calcext:value-type="float">
            <text:p>2,81624129999178</text:p>
          </table:table-cell>
          <table:table-cell table:formula="of:=LOG([.D65])" office:value-type="float" office:value="3.14270224573762" calcext:value-type="float">
            <text:p>3,14270224573762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694" calcext:value-type="float">
            <text:p>694</text:p>
          </table:table-cell>
          <table:table-cell office:value-type="float" office:value="674" calcext:value-type="float">
            <text:p>674</text:p>
          </table:table-cell>
          <table:table-cell office:value-type="float" office:value="1416" calcext:value-type="float">
            <text:p>1416</text:p>
          </table:table-cell>
          <table:table-cell table:formula="of:=LOG([.A66])" office:value-type="float" office:value="3.82607480270083" calcext:value-type="float">
            <text:p>3,82607480270083</text:p>
          </table:table-cell>
          <table:table-cell table:formula="of:=LOG([.B66])" office:value-type="float" office:value="2.84135947045485" calcext:value-type="float">
            <text:p>2,84135947045485</text:p>
          </table:table-cell>
          <table:table-cell table:formula="of:=LOG([.C66])" office:value-type="float" office:value="2.82865989653532" calcext:value-type="float">
            <text:p>2,82865989653532</text:p>
          </table:table-cell>
          <table:table-cell table:formula="of:=LOG([.D66])" office:value-type="float" office:value="3.15106325335375" calcext:value-type="float">
            <text:p>3,15106325335375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720" calcext:value-type="float">
            <text:p>720</text:p>
          </table:table-cell>
          <table:table-cell office:value-type="float" office:value="693" calcext:value-type="float">
            <text:p>693</text:p>
          </table:table-cell>
          <table:table-cell office:value-type="float" office:value="1453" calcext:value-type="float">
            <text:p>1453</text:p>
          </table:table-cell>
          <table:table-cell table:formula="of:=LOG([.A67])" office:value-type="float" office:value="3.83250891270624" calcext:value-type="float">
            <text:p>3,83250891270624</text:p>
          </table:table-cell>
          <table:table-cell table:formula="of:=LOG([.B67])" office:value-type="float" office:value="2.85733249643127" calcext:value-type="float">
            <text:p>2,85733249643127</text:p>
          </table:table-cell>
          <table:table-cell table:formula="of:=LOG([.C67])" office:value-type="float" office:value="2.84073323461181" calcext:value-type="float">
            <text:p>2,84073323461181</text:p>
          </table:table-cell>
          <table:table-cell table:formula="of:=LOG([.D67])" office:value-type="float" office:value="3.16226561429802" calcext:value-type="float">
            <text:p>3,16226561429802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735" calcext:value-type="float">
            <text:p>735</text:p>
          </table:table-cell>
          <table:table-cell office:value-type="float" office:value="714" calcext:value-type="float">
            <text:p>714</text:p>
          </table:table-cell>
          <table:table-cell office:value-type="float" office:value="1494" calcext:value-type="float">
            <text:p>1494</text:p>
          </table:table-cell>
          <table:table-cell table:formula="of:=LOG([.A68])" office:value-type="float" office:value="3.83884909073725" calcext:value-type="float">
            <text:p>3,83884909073725</text:p>
          </table:table-cell>
          <table:table-cell table:formula="of:=LOG([.B68])" office:value-type="float" office:value="2.86628733908419" calcext:value-type="float">
            <text:p>2,86628733908419</text:p>
          </table:table-cell>
          <table:table-cell table:formula="of:=LOG([.C68])" office:value-type="float" office:value="2.85369821177617" calcext:value-type="float">
            <text:p>2,85369821177617</text:p>
          </table:table-cell>
          <table:table-cell table:formula="of:=LOG([.D68])" office:value-type="float" office:value="3.17435059747938" calcext:value-type="float">
            <text:p>3,1743505974793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754" calcext:value-type="float">
            <text:p>754</text:p>
          </table:table-cell>
          <table:table-cell office:value-type="float" office:value="734" calcext:value-type="float">
            <text:p>734</text:p>
          </table:table-cell>
          <table:table-cell office:value-type="float" office:value="1532" calcext:value-type="float">
            <text:p>1532</text:p>
          </table:table-cell>
          <table:table-cell table:formula="of:=LOG([.A69])" office:value-type="float" office:value="3.84509804001426" calcext:value-type="float">
            <text:p>3,84509804001426</text:p>
          </table:table-cell>
          <table:table-cell table:formula="of:=LOG([.B69])" office:value-type="float" office:value="2.87737134586977" calcext:value-type="float">
            <text:p>2,87737134586977</text:p>
          </table:table-cell>
          <table:table-cell table:formula="of:=LOG([.C69])" office:value-type="float" office:value="2.86569605991607" calcext:value-type="float">
            <text:p>2,86569605991607</text:p>
          </table:table-cell>
          <table:table-cell table:formula="of:=LOG([.D69])" office:value-type="float" office:value="3.18525876529658" calcext:value-type="float">
            <text:p>3,18525876529658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777" calcext:value-type="float">
            <text:p>777</text:p>
          </table:table-cell>
          <table:table-cell office:value-type="float" office:value="757" calcext:value-type="float">
            <text:p>757</text:p>
          </table:table-cell>
          <table:table-cell office:value-type="float" office:value="1577" calcext:value-type="float">
            <text:p>1577</text:p>
          </table:table-cell>
          <table:table-cell table:formula="of:=LOG([.A70])" office:value-type="float" office:value="3.85125834871907" calcext:value-type="float">
            <text:p>3,85125834871907</text:p>
          </table:table-cell>
          <table:table-cell table:formula="of:=LOG([.B70])" office:value-type="float" office:value="2.89042101880091" calcext:value-type="float">
            <text:p>2,89042101880091</text:p>
          </table:table-cell>
          <table:table-cell table:formula="of:=LOG([.C70])" office:value-type="float" office:value="2.87909587950007" calcext:value-type="float">
            <text:p>2,87909587950007</text:p>
          </table:table-cell>
          <table:table-cell table:formula="of:=LOG([.D70])" office:value-type="float" office:value="3.1978316933289" calcext:value-type="float">
            <text:p>3,1978316933289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83" calcext:value-type="float">
            <text:p>783</text:p>
          </table:table-cell>
          <table:table-cell office:value-type="float" office:value="776" calcext:value-type="float">
            <text:p>776</text:p>
          </table:table-cell>
          <table:table-cell office:value-type="float" office:value="1625" calcext:value-type="float">
            <text:p>1625</text:p>
          </table:table-cell>
          <table:table-cell table:formula="of:=LOG([.A71])" office:value-type="float" office:value="3.85733249643127" calcext:value-type="float">
            <text:p>3,85733249643127</text:p>
          </table:table-cell>
          <table:table-cell table:formula="of:=LOG([.B71])" office:value-type="float" office:value="2.89376176205794" calcext:value-type="float">
            <text:p>2,89376176205794</text:p>
          </table:table-cell>
          <table:table-cell table:formula="of:=LOG([.C71])" office:value-type="float" office:value="2.88986172125819" calcext:value-type="float">
            <text:p>2,88986172125819</text:p>
          </table:table-cell>
          <table:table-cell table:formula="of:=LOG([.D71])" office:value-type="float" office:value="3.21085336531489" calcext:value-type="float">
            <text:p>3,21085336531489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804" calcext:value-type="float">
            <text:p>804</text:p>
          </table:table-cell>
          <table:table-cell office:value-type="float" office:value="799" calcext:value-type="float">
            <text:p>799</text:p>
          </table:table-cell>
          <table:table-cell office:value-type="float" office:value="1668" calcext:value-type="float">
            <text:p>1668</text:p>
          </table:table-cell>
          <table:table-cell table:formula="of:=LOG([.A72])" office:value-type="float" office:value="3.86332286012046" calcext:value-type="float">
            <text:p>3,86332286012046</text:p>
          </table:table-cell>
          <table:table-cell table:formula="of:=LOG([.B72])" office:value-type="float" office:value="2.90525604874845" calcext:value-type="float">
            <text:p>2,90525604874845</text:p>
          </table:table-cell>
          <table:table-cell table:formula="of:=LOG([.C72])" office:value-type="float" office:value="2.90254677931399" calcext:value-type="float">
            <text:p>2,90254677931399</text:p>
          </table:table-cell>
          <table:table-cell table:formula="of:=LOG([.D72])" office:value-type="float" office:value="3.22219604630172" calcext:value-type="float">
            <text:p>3,22219604630172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826" calcext:value-type="float">
            <text:p>826</text:p>
          </table:table-cell>
          <table:table-cell office:value-type="float" office:value="820" calcext:value-type="float">
            <text:p>820</text:p>
          </table:table-cell>
          <table:table-cell office:value-type="float" office:value="1718" calcext:value-type="float">
            <text:p>1718</text:p>
          </table:table-cell>
          <table:table-cell table:formula="of:=LOG([.A73])" office:value-type="float" office:value="3.86923171973098" calcext:value-type="float">
            <text:p>3,86923171973098</text:p>
          </table:table-cell>
          <table:table-cell table:formula="of:=LOG([.B73])" office:value-type="float" office:value="2.91698004732038" calcext:value-type="float">
            <text:p>2,91698004732038</text:p>
          </table:table-cell>
          <table:table-cell table:formula="of:=LOG([.C73])" office:value-type="float" office:value="2.91381385238372" calcext:value-type="float">
            <text:p>2,91381385238372</text:p>
          </table:table-cell>
          <table:table-cell table:formula="of:=LOG([.D73])" office:value-type="float" office:value="3.23502315949522" calcext:value-type="float">
            <text:p>3,2350231594952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847" calcext:value-type="float">
            <text:p>847</text:p>
          </table:table-cell>
          <table:table-cell office:value-type="float" office:value="844" calcext:value-type="float">
            <text:p>844</text:p>
          </table:table-cell>
          <table:table-cell office:value-type="float" office:value="1765" calcext:value-type="float">
            <text:p>1765</text:p>
          </table:table-cell>
          <table:table-cell table:formula="of:=LOG([.A74])" office:value-type="float" office:value="3.8750612633917" calcext:value-type="float">
            <text:p>3,8750612633917</text:p>
          </table:table-cell>
          <table:table-cell table:formula="of:=LOG([.B74])" office:value-type="float" office:value="2.92788341033071" calcext:value-type="float">
            <text:p>2,92788341033071</text:p>
          </table:table-cell>
          <table:table-cell table:formula="of:=LOG([.C74])" office:value-type="float" office:value="2.92634244662566" calcext:value-type="float">
            <text:p>2,92634244662566</text:p>
          </table:table-cell>
          <table:table-cell table:formula="of:=LOG([.D74])" office:value-type="float" office:value="3.24674470972384" calcext:value-type="float">
            <text:p>3,24674470972384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870" calcext:value-type="float">
            <text:p>870</text:p>
          </table:table-cell>
          <table:table-cell office:value-type="float" office:value="866" calcext:value-type="float">
            <text:p>866</text:p>
          </table:table-cell>
          <table:table-cell office:value-type="float" office:value="1814" calcext:value-type="float">
            <text:p>1814</text:p>
          </table:table-cell>
          <table:table-cell table:formula="of:=LOG([.A75])" office:value-type="float" office:value="3.88081359228079" calcext:value-type="float">
            <text:p>3,88081359228079</text:p>
          </table:table-cell>
          <table:table-cell table:formula="of:=LOG([.B75])" office:value-type="float" office:value="2.93951925261862" calcext:value-type="float">
            <text:p>2,93951925261862</text:p>
          </table:table-cell>
          <table:table-cell table:formula="of:=LOG([.C75])" office:value-type="float" office:value="2.93751789201735" calcext:value-type="float">
            <text:p>2,93751789201735</text:p>
          </table:table-cell>
          <table:table-cell table:formula="of:=LOG([.D75])" office:value-type="float" office:value="3.25863728272408" calcext:value-type="float">
            <text:p>3,25863728272408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2" office:value-type="float" office:value="889" calcext:value-type="float">
            <text:p>889</text:p>
          </table:table-cell>
          <table:table-cell office:value-type="float" office:value="1862" calcext:value-type="float">
            <text:p>1862</text:p>
          </table:table-cell>
          <table:table-cell table:formula="of:=LOG([.A76])" office:value-type="float" office:value="3.88649072517248" calcext:value-type="float">
            <text:p>3,88649072517248</text:p>
          </table:table-cell>
          <table:table-cell table:formula="of:=LOG([.B76])" office:value-type="float" office:value="2.94890176097021" calcext:value-type="float">
            <text:p>2,94890176097021</text:p>
          </table:table-cell>
          <table:table-cell table:formula="of:=LOG([.C76])" office:value-type="float" office:value="2.94890176097021" calcext:value-type="float">
            <text:p>2,94890176097021</text:p>
          </table:table-cell>
          <table:table-cell table:formula="of:=LOG([.D76])" office:value-type="float" office:value="3.26997967664532" calcext:value-type="float">
            <text:p>3,26997967664532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2" office:value-type="float" office:value="912" calcext:value-type="float">
            <text:p>912</text:p>
          </table:table-cell>
          <table:table-cell office:value-type="float" office:value="1913" calcext:value-type="float">
            <text:p>1913</text:p>
          </table:table-cell>
          <table:table-cell table:formula="of:=LOG([.A77])" office:value-type="float" office:value="3.89209460269048" calcext:value-type="float">
            <text:p>3,89209460269048</text:p>
          </table:table-cell>
          <table:table-cell table:formula="of:=LOG([.B77])" office:value-type="float" office:value="2.95999483832842" calcext:value-type="float">
            <text:p>2,95999483832842</text:p>
          </table:table-cell>
          <table:table-cell table:formula="of:=LOG([.C77])" office:value-type="float" office:value="2.95999483832842" calcext:value-type="float">
            <text:p>2,95999483832842</text:p>
          </table:table-cell>
          <table:table-cell table:formula="of:=LOG([.D77])" office:value-type="float" office:value="3.2817149700273" calcext:value-type="float">
            <text:p>3,2817149700273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937" calcext:value-type="float">
            <text:p>937</text:p>
          </table:table-cell>
          <table:table-cell office:value-type="float" office:value="936" calcext:value-type="float">
            <text:p>936</text:p>
          </table:table-cell>
          <table:table-cell office:value-type="float" office:value="1961" calcext:value-type="float">
            <text:p>1961</text:p>
          </table:table-cell>
          <table:table-cell table:formula="of:=LOG([.A78])" office:value-type="float" office:value="3.89762709129044" calcext:value-type="float">
            <text:p>3,89762709129044</text:p>
          </table:table-cell>
          <table:table-cell table:formula="of:=LOG([.B78])" office:value-type="float" office:value="2.97173959088778" calcext:value-type="float">
            <text:p>2,97173959088778</text:p>
          </table:table-cell>
          <table:table-cell table:formula="of:=LOG([.C78])" office:value-type="float" office:value="2.9712758487381" calcext:value-type="float">
            <text:p>2,9712758487381</text:p>
          </table:table-cell>
          <table:table-cell table:formula="of:=LOG([.D78])" office:value-type="float" office:value="3.29247759366778" calcext:value-type="float">
            <text:p>3,2924775936677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2009" calcext:value-type="float">
            <text:p>2009</text:p>
          </table:table-cell>
          <table:table-cell table:formula="of:=LOG([.A79])" office:value-type="float" office:value="3.90308998699194" calcext:value-type="float">
            <text:p>3,90308998699194</text:p>
          </table:table-cell>
          <table:table-cell table:formula="of:=LOG([.B79])" office:value-type="float" office:value="2.98136550907854" calcext:value-type="float">
            <text:p>2,98136550907854</text:p>
          </table:table-cell>
          <table:table-cell table:formula="of:=LOG([.C79])" office:value-type="float" office:value="2.98181860717066" calcext:value-type="float">
            <text:p>2,98181860717066</text:p>
          </table:table-cell>
          <table:table-cell table:formula="of:=LOG([.D79])" office:value-type="float" office:value="3.30297993674825" calcext:value-type="float">
            <text:p>3,30297993674825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float" office:value="2060" calcext:value-type="float">
            <text:p>2060</text:p>
          </table:table-cell>
          <table:table-cell table:formula="of:=LOG([.A80])" office:value-type="float" office:value="3.90848501887865" calcext:value-type="float">
            <text:p>3,90848501887865</text:p>
          </table:table-cell>
          <table:table-cell table:formula="of:=LOG([.B80])" office:value-type="float" office:value="2.99122607569249" calcext:value-type="float">
            <text:p>2,99122607569249</text:p>
          </table:table-cell>
          <table:table-cell table:formula="of:=LOG([.C80])" office:value-type="float" office:value="2.99166900737995" calcext:value-type="float">
            <text:p>2,99166900737995</text:p>
          </table:table-cell>
          <table:table-cell table:formula="of:=LOG([.D80])" office:value-type="float" office:value="3.31386722036915" calcext:value-type="float">
            <text:p>3,31386722036915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1250" calcext:value-type="float">
            <text:p>1250</text:p>
          </table:table-cell>
          <table:table-cell office:value-type="float" office:value="1005" calcext:value-type="float">
            <text:p>1005</text:p>
          </table:table-cell>
          <table:table-cell office:value-type="float" office:value="2113" calcext:value-type="float">
            <text:p>2113</text:p>
          </table:table-cell>
          <table:table-cell table:formula="of:=LOG([.A81])" office:value-type="float" office:value="3.91381385238372" calcext:value-type="float">
            <text:p>3,91381385238372</text:p>
          </table:table-cell>
          <table:table-cell table:formula="of:=LOG([.B81])" office:value-type="float" office:value="3.09691001300806" calcext:value-type="float">
            <text:p>3,09691001300806</text:p>
          </table:table-cell>
          <table:table-cell table:formula="of:=LOG([.C81])" office:value-type="float" office:value="3.00216606175651" calcext:value-type="float">
            <text:p>3,00216606175651</text:p>
          </table:table-cell>
          <table:table-cell table:formula="of:=LOG([.D81])" office:value-type="float" office:value="3.32489949705231" calcext:value-type="float">
            <text:p>3,32489949705231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280" calcext:value-type="float">
            <text:p>1280</text:p>
          </table:table-cell>
          <table:table-cell office:value-type="float" office:value="1030" calcext:value-type="float">
            <text:p>1030</text:p>
          </table:table-cell>
          <table:table-cell office:value-type="float" office:value="2160" calcext:value-type="float">
            <text:p>2160</text:p>
          </table:table-cell>
          <table:table-cell table:formula="of:=LOG([.A82])" office:value-type="float" office:value="3.91907809237607" calcext:value-type="float">
            <text:p>3,91907809237607</text:p>
          </table:table-cell>
          <table:table-cell table:formula="of:=LOG([.B82])" office:value-type="float" office:value="3.10720996964787" calcext:value-type="float">
            <text:p>3,10720996964787</text:p>
          </table:table-cell>
          <table:table-cell table:formula="of:=LOG([.C82])" office:value-type="float" office:value="3.01283722470517" calcext:value-type="float">
            <text:p>3,01283722470517</text:p>
          </table:table-cell>
          <table:table-cell table:formula="of:=LOG([.D82])" office:value-type="float" office:value="3.33445375115093" calcext:value-type="float">
            <text:p>3,33445375115093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311" calcext:value-type="float">
            <text:p>1311</text:p>
          </table:table-cell>
          <table:table-cell office:value-type="float" office:value="1055" calcext:value-type="float">
            <text:p>1055</text:p>
          </table:table-cell>
          <table:table-cell office:value-type="float" office:value="2212" calcext:value-type="float">
            <text:p>2212</text:p>
          </table:table-cell>
          <table:table-cell table:formula="of:=LOG([.A83])" office:value-type="float" office:value="3.92427928606188" calcext:value-type="float">
            <text:p>3,92427928606188</text:p>
          </table:table-cell>
          <table:table-cell table:formula="of:=LOG([.B83])" office:value-type="float" office:value="3.11760269169008" calcext:value-type="float">
            <text:p>3,11760269169008</text:p>
          </table:table-cell>
          <table:table-cell table:formula="of:=LOG([.C83])" office:value-type="float" office:value="3.02325245963371" calcext:value-type="float">
            <text:p>3,02325245963371</text:p>
          </table:table-cell>
          <table:table-cell table:formula="of:=LOG([.D83])" office:value-type="float" office:value="3.34478512263266" calcext:value-type="float">
            <text:p>3,34478512263266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341" calcext:value-type="float">
            <text:p>1341</text:p>
          </table:table-cell>
          <table:table-cell office:value-type="float" office:value="1080" calcext:value-type="float">
            <text:p>1080</text:p>
          </table:table-cell>
          <table:table-cell office:value-type="float" office:value="2271" calcext:value-type="float">
            <text:p>2271</text:p>
          </table:table-cell>
          <table:table-cell table:formula="of:=LOG([.A84])" office:value-type="float" office:value="3.92941892571429" calcext:value-type="float">
            <text:p>3,92941892571429</text:p>
          </table:table-cell>
          <table:table-cell table:formula="of:=LOG([.B84])" office:value-type="float" office:value="3.1274287778516" calcext:value-type="float">
            <text:p>3,1274287778516</text:p>
          </table:table-cell>
          <table:table-cell table:formula="of:=LOG([.C84])" office:value-type="float" office:value="3.03342375548695" calcext:value-type="float">
            <text:p>3,03342375548695</text:p>
          </table:table-cell>
          <table:table-cell table:formula="of:=LOG([.D84])" office:value-type="float" office:value="3.35621713421973" calcext:value-type="float">
            <text:p>3,35621713421973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373" calcext:value-type="float">
            <text:p>1373</text:p>
          </table:table-cell>
          <table:table-cell office:value-type="float" office:value="1109" calcext:value-type="float">
            <text:p>1109</text:p>
          </table:table-cell>
          <table:table-cell office:value-type="float" office:value="2328" calcext:value-type="float">
            <text:p>2328</text:p>
          </table:table-cell>
          <table:table-cell table:formula="of:=LOG([.A85])" office:value-type="float" office:value="3.93449845124357" calcext:value-type="float">
            <text:p>3,93449845124357</text:p>
          </table:table-cell>
          <table:table-cell table:formula="of:=LOG([.B85])" office:value-type="float" office:value="3.13767053723675" calcext:value-type="float">
            <text:p>3,13767053723675</text:p>
          </table:table-cell>
          <table:table-cell table:formula="of:=LOG([.C85])" office:value-type="float" office:value="3.04493154614916" calcext:value-type="float">
            <text:p>3,04493154614916</text:p>
          </table:table-cell>
          <table:table-cell table:formula="of:=LOG([.D85])" office:value-type="float" office:value="3.36698297597785" calcext:value-type="float">
            <text:p>3,36698297597785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404" calcext:value-type="float">
            <text:p>1404</text:p>
          </table:table-cell>
          <table:table-cell office:value-type="float" office:value="1135" calcext:value-type="float">
            <text:p>1135</text:p>
          </table:table-cell>
          <table:table-cell office:value-type="float" office:value="2388" calcext:value-type="float">
            <text:p>2388</text:p>
          </table:table-cell>
          <table:table-cell table:formula="of:=LOG([.A86])" office:value-type="float" office:value="3.93951925261862" calcext:value-type="float">
            <text:p>3,93951925261862</text:p>
          </table:table-cell>
          <table:table-cell table:formula="of:=LOG([.B86])" office:value-type="float" office:value="3.14736710779379" calcext:value-type="float">
            <text:p>3,14736710779379</text:p>
          </table:table-cell>
          <table:table-cell table:formula="of:=LOG([.C86])" office:value-type="float" office:value="3.05499586152914" calcext:value-type="float">
            <text:p>3,05499586152914</text:p>
          </table:table-cell>
          <table:table-cell table:formula="of:=LOG([.D86])" office:value-type="float" office:value="3.37803432245733" calcext:value-type="float">
            <text:p>3,37803432245733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436" calcext:value-type="float">
            <text:p>1436</text:p>
          </table:table-cell>
          <table:table-cell office:value-type="float" office:value="1161" calcext:value-type="float">
            <text:p>1161</text:p>
          </table:table-cell>
          <table:table-cell office:value-type="float" office:value="2436" calcext:value-type="float">
            <text:p>2436</text:p>
          </table:table-cell>
          <table:table-cell table:formula="of:=LOG([.A87])" office:value-type="float" office:value="3.94448267215017" calcext:value-type="float">
            <text:p>3,94448267215017</text:p>
          </table:table-cell>
          <table:table-cell table:formula="of:=LOG([.B87])" office:value-type="float" office:value="3.15715443990628" calcext:value-type="float">
            <text:p>3,15715443990628</text:p>
          </table:table-cell>
          <table:table-cell table:formula="of:=LOG([.C87])" office:value-type="float" office:value="3.06483221973857" calcext:value-type="float">
            <text:p>3,06483221973857</text:p>
          </table:table-cell>
          <table:table-cell table:formula="of:=LOG([.D87])" office:value-type="float" office:value="3.38667728396084" calcext:value-type="float">
            <text:p>3,38667728396084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1467" calcext:value-type="float">
            <text:p>1467</text:p>
          </table:table-cell>
          <table:table-cell office:value-type="float" office:value="1188" calcext:value-type="float">
            <text:p>1188</text:p>
          </table:table-cell>
          <table:table-cell office:value-type="float" office:value="2492" calcext:value-type="float">
            <text:p>2492</text:p>
          </table:table-cell>
          <table:table-cell table:formula="of:=LOG([.A88])" office:value-type="float" office:value="3.94939000664491" calcext:value-type="float">
            <text:p>3,94939000664491</text:p>
          </table:table-cell>
          <table:table-cell table:formula="of:=LOG([.B88])" office:value-type="float" office:value="3.16643011384328" calcext:value-type="float">
            <text:p>3,16643011384328</text:p>
          </table:table-cell>
          <table:table-cell table:formula="of:=LOG([.C88])" office:value-type="float" office:value="3.07481644064517" calcext:value-type="float">
            <text:p>3,07481644064517</text:p>
          </table:table-cell>
          <table:table-cell table:formula="of:=LOG([.D88])" office:value-type="float" office:value="3.39654803798713" calcext:value-type="float">
            <text:p>3,3965480379871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office:value-type="float" office:value="1214" calcext:value-type="float">
            <text:p>1214</text:p>
          </table:table-cell>
          <table:table-cell office:value-type="float" office:value="2536" calcext:value-type="float">
            <text:p>2536</text:p>
          </table:table-cell>
          <table:table-cell table:formula="of:=LOG([.A89])" office:value-type="float" office:value="3.95424250943932" calcext:value-type="float">
            <text:p>3,95424250943932</text:p>
          </table:table-cell>
          <table:table-cell table:formula="of:=LOG([.B89])" office:value-type="float" office:value="3.17580163284828" calcext:value-type="float">
            <text:p>3,17580163284828</text:p>
          </table:table-cell>
          <table:table-cell table:formula="of:=LOG([.C89])" office:value-type="float" office:value="3.08421868673924" calcext:value-type="float">
            <text:p>3,08421868673924</text:p>
          </table:table-cell>
          <table:table-cell table:formula="of:=LOG([.D89])" office:value-type="float" office:value="3.40414924920969" calcext:value-type="float">
            <text:p>3,40414924920969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535" calcext:value-type="float">
            <text:p>1535</text:p>
          </table:table-cell>
          <table:table-cell office:value-type="float" office:value="1241" calcext:value-type="float">
            <text:p>1241</text:p>
          </table:table-cell>
          <table:table-cell office:value-type="float" office:value="2607" calcext:value-type="float">
            <text:p>2607</text:p>
          </table:table-cell>
          <table:table-cell table:formula="of:=LOG([.A90])" office:value-type="float" office:value="3.95904139232109" calcext:value-type="float">
            <text:p>3,95904139232109</text:p>
          </table:table-cell>
          <table:table-cell table:formula="of:=LOG([.B90])" office:value-type="float" office:value="3.1861083798132" calcext:value-type="float">
            <text:p>3,1861083798132</text:p>
          </table:table-cell>
          <table:table-cell table:formula="of:=LOG([.C90])" office:value-type="float" office:value="3.09377178149873" calcext:value-type="float">
            <text:p>3,09377178149873</text:p>
          </table:table-cell>
          <table:table-cell table:formula="of:=LOG([.D90])" office:value-type="float" office:value="3.41614103116833" calcext:value-type="float">
            <text:p>3,41614103116833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567" calcext:value-type="float">
            <text:p>1567</text:p>
          </table:table-cell>
          <table:table-cell office:value-type="float" office:value="1273" calcext:value-type="float">
            <text:p>1273</text:p>
          </table:table-cell>
          <table:table-cell office:value-type="float" office:value="2668" calcext:value-type="float">
            <text:p>2668</text:p>
          </table:table-cell>
          <table:table-cell table:formula="of:=LOG([.A91])" office:value-type="float" office:value="3.96378782734556" calcext:value-type="float">
            <text:p>3,96378782734556</text:p>
          </table:table-cell>
          <table:table-cell table:formula="of:=LOG([.B91])" office:value-type="float" office:value="3.19506899646859" calcext:value-type="float">
            <text:p>3,19506899646859</text:p>
          </table:table-cell>
          <table:table-cell table:formula="of:=LOG([.C91])" office:value-type="float" office:value="3.10482840365366" calcext:value-type="float">
            <text:p>3,10482840365366</text:p>
          </table:table-cell>
          <table:table-cell table:formula="of:=LOG([.D91])" office:value-type="float" office:value="3.42618582524451" calcext:value-type="float">
            <text:p>3,426185825244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1:46:12.514916517</meta:creation-date>
    <dc:date>2023-03-02T12:11:36.849062122</dc:date>
    <meta:editing-duration>PT25M22S</meta:editing-duration>
    <meta:editing-cycles>6</meta:editing-cycles>
    <meta:generator>LibreOffice/7.3.7.2$Linux_X86_64 LibreOffice_project/30$Build-2</meta:generator>
    <meta:document-statistic meta:table-count="1" meta:cell-count="72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2"/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854cm" svg:height="16.336cm" xlink:href=".." xlink:type="simple" chart:class="chart:scatter" chart:style-name="ch1">
        <chart:title svg:x="10.312cm" svg:y="0.462cm" chart:style-name="ch2">
          <text:p>logT(logN)</text:p>
        </chart:title>
        <chart:legend chart:legend-position="end" svg:x="17.938cm" svg:y="6.624cm" style:legend-expansion="high" chart:style-name="ch3"/>
        <chart:plot-area chart:style-name="ch4" table:cell-range-address="Лист1.E1:Лист1.F95 Лист1.G1:Лист1.H91" chart:data-source-has-labels="row" svg:x="1.468cm" svg:y="1.567cm" svg:width="16.013cm" svg:height="13.462cm">
          <chart:coordinate-region svg:x="2.195cm" svg:y="1.766cm" svg:width="15.046cm" svg:height="12.616cm"/>
          <chart:axis chart:dimension="x" chart:name="primary-x" chart:style-name="ch5">
            <chart:title svg:x="8.967cm" svg:y="15.355cm" chart:style-name="ch6">
              <text:p>log(N)</text:p>
            </chart:title>
          </chart:axis>
          <chart:axis chart:dimension="y" chart:name="primary-y" chart:style-name="ch7">
            <chart:title svg:x="0.451cm" svg:y="8.726cm" chart:style-name="ch8">
              <text:p>log(t)</text:p>
            </chart:title>
            <chart:grid chart:style-name="ch9" chart:class="major"/>
          </chart:axis>
          <chart:series chart:style-name="ch10" chart:values-cell-range-address="Лист1.F2:Лист1.F95" chart:label-cell-address="Лист1.F1:Лист1.F1" chart:class="chart:scatter">
            <chart:domain table:cell-range-address="Лист1.E2:Лист1.E95"/>
            <chart:regression-curve chart:style-name="ch11">
              <chart:equation chart:display-equation="true" chart:display-r-square="false" svg:x="2.542cm" svg:y="0.758cm" chart:style-name="ch12"/>
            </chart:regression-curve>
            <chart:data-point chart:repeated="94"/>
          </chart:series>
          <chart:series chart:style-name="ch13" chart:values-cell-range-address="Лист1.H1:Лист1.H91" chart:class="chart:scatter">
            <chart:domain table:cell-range-address="Лист1.E1:Лист1.E91"/>
            <chart:regression-curve chart:style-name="ch14">
              <chart:equation chart:display-equation="true" chart:display-r-square="false" svg:x="17.829cm" svg:y="2.405cm" chart:style-name="ch12"/>
            </chart:regression-curve>
            <chart:data-point chart:repeated="91"/>
          </chart:series>
          <chart:series chart:style-name="ch15" chart:values-cell-range-address="Лист1.G1:Лист1.G91" chart:class="chart:scatter">
            <chart:domain table:cell-range-address="Лист1.E1:Лист1.E91"/>
            <chart:regression-curve chart:style-name="ch16">
              <chart:equation chart:display-equation="true" chart:display-r-square="false" svg:x="15.475cm" svg:y="0.697cm" chart:style-name="ch12"/>
            </chart:regression-curve>
            <chart:data-point chart:repeated="9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log(way1)</text:p>
                <draw:g>
                  <svg:desc>Лист1.F1:Лист1.F1</svg:desc>
                </draw:g>
              </table:table-cell>
              <table:table-cell office:value-type="string">
                <text:p>Столбец E</text:p>
              </table:table-cell>
              <table:table-cell office:value-type="string">
                <text:p>Столбец H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7712125471966">
                <text:p>2.47712125471966</text:p>
                <draw:g>
                  <svg:desc>Лист1.E2:Лист1.E95</svg:desc>
                </draw:g>
              </table:table-cell>
              <table:table-cell office:value-type="float" office:value="0">
                <text:p>0</text:p>
                <draw:g>
                  <svg:desc>Лист1.F2:Лист1.F95</svg:desc>
                </draw:g>
              </table:table-cell>
              <table:table-cell office:value-type="float" office:value="NaN">
                <text:p>NaN</text:p>
                <draw:g>
                  <svg:desc>Лист1.E1:Лист1.E91</svg:desc>
                </draw:g>
              </table:table-cell>
              <table:table-cell office:value-type="float" office:value="NaN">
                <text:p>NaN</text:p>
                <draw:g>
                  <svg:desc>Лист1.H1:Лист1.H91</svg:desc>
                </draw:g>
              </table:table-cell>
              <table:table-cell office:value-type="float" office:value="NaN">
                <text:p>NaN</text:p>
                <draw:g>
                  <svg:desc>Лист1.E1:Лист1.E91</svg:desc>
                </draw:g>
              </table:table-cell>
              <table:table-cell office:value-type="float" office:value="NaN">
                <text:p>NaN</text:p>
                <draw:g>
                  <svg:desc>Лист1.G1:Лист1.G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2.47712125471966">
                <text:p>2.47712125471966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2.47712125471966">
                <text:p>2.4771212547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509804001426">
                <text:p>2.84509804001426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1.04139268515823">
                <text:p>1.04139268515823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1">
                <text:p>1</text:p>
              </table:table-cell>
              <table:table-cell office:value-type="float" office:value="2.84509804001426">
                <text:p>2.84509804001426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2.84509804001426">
                <text:p>2.84509804001426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5424250943932">
                <text:p>2.95424250943932</text:p>
              </table:table-cell>
              <table:table-cell office:value-type="float" office:value="1.07918124604762">
                <text:p>1.07918124604762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2.95424250943932">
                <text:p>2.95424250943932</text:p>
              </table:table-cell>
              <table:table-cell office:value-type="float" office:value="1.41497334797082">
                <text:p>1.41497334797082</text:p>
              </table:table-cell>
              <table:table-cell office:value-type="float" office:value="2.95424250943932">
                <text:p>2.95424250943932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4139268515822">
                <text:p>3.04139268515822</text:p>
              </table:table-cell>
              <table:table-cell office:value-type="float" office:value="1.36172783601759">
                <text:p>1.36172783601759</text:p>
              </table:table-cell>
              <table:table-cell office:value-type="float" office:value="3">
                <text:p>3</text:p>
              </table:table-cell>
              <table:table-cell office:value-type="float" office:value="1.50514997831991">
                <text:p>1.50514997831991</text:p>
              </table:table-cell>
              <table:table-cell office:value-type="float" office:value="3">
                <text:p>3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7918124604762">
                <text:p>3.07918124604762</text:p>
              </table:table-cell>
              <table:table-cell office:value-type="float" office:value="1.43136376415899">
                <text:p>1.43136376415899</text:p>
              </table:table-cell>
              <table:table-cell office:value-type="float" office:value="3.04139268515822">
                <text:p>3.04139268515822</text:p>
              </table:table-cell>
              <table:table-cell office:value-type="float" office:value="1.5910646070265">
                <text:p>1.5910646070265</text:p>
              </table:table-cell>
              <table:table-cell office:value-type="float" office:value="3.04139268515822">
                <text:p>3.04139268515822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1394335230684">
                <text:p>3.11394335230684</text:p>
              </table:table-cell>
              <table:table-cell office:value-type="float" office:value="1.47712125471966">
                <text:p>1.47712125471966</text:p>
              </table:table-cell>
              <table:table-cell office:value-type="float" office:value="3.07918124604762">
                <text:p>3.07918124604762</text:p>
              </table:table-cell>
              <table:table-cell office:value-type="float" office:value="1.66275783168157">
                <text:p>1.66275783168157</text:p>
              </table:table-cell>
              <table:table-cell office:value-type="float" office:value="3.07918124604762">
                <text:p>3.07918124604762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4612803567824">
                <text:p>3.14612803567824</text:p>
              </table:table-cell>
              <table:table-cell office:value-type="float" office:value="1.54406804435028">
                <text:p>1.54406804435028</text:p>
              </table:table-cell>
              <table:table-cell office:value-type="float" office:value="3.11394335230684">
                <text:p>3.11394335230684</text:p>
              </table:table-cell>
              <table:table-cell office:value-type="float" office:value="1.73239375982297">
                <text:p>1.73239375982297</text:p>
              </table:table-cell>
              <table:table-cell office:value-type="float" office:value="3.11394335230684">
                <text:p>3.11394335230684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7609125905568">
                <text:p>3.17609125905568</text:p>
              </table:table-cell>
              <table:table-cell office:value-type="float" office:value="1.60205999132796">
                <text:p>1.60205999132796</text:p>
              </table:table-cell>
              <table:table-cell office:value-type="float" office:value="3.14612803567824">
                <text:p>3.14612803567824</text:p>
              </table:table-cell>
              <table:table-cell office:value-type="float" office:value="1.79239168949825">
                <text:p>1.79239168949825</text:p>
              </table:table-cell>
              <table:table-cell office:value-type="float" office:value="3.14612803567824">
                <text:p>3.14612803567824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0411998265592">
                <text:p>3.20411998265592</text:p>
              </table:table-cell>
              <table:table-cell office:value-type="float" office:value="1.60205999132796">
                <text:p>1.60205999132796</text:p>
              </table:table-cell>
              <table:table-cell office:value-type="float" office:value="3.17609125905568">
                <text:p>3.17609125905568</text:p>
              </table:table-cell>
              <table:table-cell office:value-type="float" office:value="1.85733249643127">
                <text:p>1.85733249643127</text:p>
              </table:table-cell>
              <table:table-cell office:value-type="float" office:value="3.17609125905568">
                <text:p>3.17609125905568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3044892137827">
                <text:p>3.23044892137827</text:p>
              </table:table-cell>
              <table:table-cell office:value-type="float" office:value="1.65321251377534">
                <text:p>1.65321251377534</text:p>
              </table:table-cell>
              <table:table-cell office:value-type="float" office:value="3.20411998265592">
                <text:p>3.20411998265592</text:p>
              </table:table-cell>
              <table:table-cell office:value-type="float" office:value="1.91381385238372">
                <text:p>1.91381385238372</text:p>
              </table:table-cell>
              <table:table-cell office:value-type="float" office:value="3.20411998265592">
                <text:p>3.20411998265592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5527250510331">
                <text:p>3.25527250510331</text:p>
              </table:table-cell>
              <table:table-cell office:value-type="float" office:value="1.69019608002851">
                <text:p>1.69019608002851</text:p>
              </table:table-cell>
              <table:table-cell office:value-type="float" office:value="3.23044892137827">
                <text:p>3.23044892137827</text:p>
              </table:table-cell>
              <table:table-cell office:value-type="float" office:value="1.96378782734556">
                <text:p>1.96378782734556</text:p>
              </table:table-cell>
              <table:table-cell office:value-type="float" office:value="3.23044892137827">
                <text:p>3.23044892137827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7875360095283">
                <text:p>3.27875360095283</text:p>
              </table:table-cell>
              <table:table-cell office:value-type="float" office:value="1.73239375982297">
                <text:p>1.73239375982297</text:p>
              </table:table-cell>
              <table:table-cell office:value-type="float" office:value="3.25527250510331">
                <text:p>3.25527250510331</text:p>
              </table:table-cell>
              <table:table-cell office:value-type="float" office:value="2.01283722470517">
                <text:p>2.01283722470517</text:p>
              </table:table-cell>
              <table:table-cell office:value-type="float" office:value="3.25527250510331">
                <text:p>3.25527250510331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1.77815125038364">
                <text:p>1.77815125038364</text:p>
              </table:table-cell>
              <table:table-cell office:value-type="float" office:value="3.27875360095283">
                <text:p>3.27875360095283</text:p>
              </table:table-cell>
              <table:table-cell office:value-type="float" office:value="2.06445798922692">
                <text:p>2.06445798922692</text:p>
              </table:table-cell>
              <table:table-cell office:value-type="float" office:value="3.27875360095283">
                <text:p>3.27875360095283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32221929473392">
                <text:p>3.32221929473392</text:p>
              </table:table-cell>
              <table:table-cell office:value-type="float" office:value="1.91381385238372">
                <text:p>1.91381385238372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2.10380372095596">
                <text:p>2.10380372095596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4242268082221">
                <text:p>3.34242268082221</text:p>
              </table:table-cell>
              <table:table-cell office:value-type="float" office:value="1.95424250943932">
                <text:p>1.95424250943932</text:p>
              </table:table-cell>
              <table:table-cell office:value-type="float" office:value="3.32221929473392">
                <text:p>3.32221929473392</text:p>
              </table:table-cell>
              <table:table-cell office:value-type="float" office:value="2.14612803567824">
                <text:p>2.14612803567824</text:p>
              </table:table-cell>
              <table:table-cell office:value-type="float" office:value="3.32221929473392">
                <text:p>3.32221929473392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6172783601759">
                <text:p>3.36172783601759</text:p>
              </table:table-cell>
              <table:table-cell office:value-type="float" office:value="1.9912260756925">
                <text:p>1.9912260756925</text:p>
              </table:table-cell>
              <table:table-cell office:value-type="float" office:value="3.34242268082221">
                <text:p>3.34242268082221</text:p>
              </table:table-cell>
              <table:table-cell office:value-type="float" office:value="2.1846914308176">
                <text:p>2.1846914308176</text:p>
              </table:table-cell>
              <table:table-cell office:value-type="float" office:value="3.34242268082221">
                <text:p>3.34242268082221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8021124171161">
                <text:p>3.38021124171161</text:p>
              </table:table-cell>
              <table:table-cell office:value-type="float" office:value="2.02530586526477">
                <text:p>2.02530586526477</text:p>
              </table:table-cell>
              <table:table-cell office:value-type="float" office:value="3.36172783601759">
                <text:p>3.36172783601759</text:p>
              </table:table-cell>
              <table:table-cell office:value-type="float" office:value="2.22271647114758">
                <text:p>2.22271647114758</text:p>
              </table:table-cell>
              <table:table-cell office:value-type="float" office:value="3.36172783601759">
                <text:p>3.36172783601759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9794000867204">
                <text:p>3.39794000867204</text:p>
              </table:table-cell>
              <table:table-cell office:value-type="float" office:value="2.06069784035361">
                <text:p>2.06069784035361</text:p>
              </table:table-cell>
              <table:table-cell office:value-type="float" office:value="3.38021124171161">
                <text:p>3.38021124171161</text:p>
              </table:table-cell>
              <table:table-cell office:value-type="float" office:value="2.26007138798507">
                <text:p>2.26007138798507</text:p>
              </table:table-cell>
              <table:table-cell office:value-type="float" office:value="3.38021124171161">
                <text:p>3.38021124171161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1497334797082">
                <text:p>3.41497334797082</text:p>
              </table:table-cell>
              <table:table-cell office:value-type="float" office:value="2.07918124604762">
                <text:p>2.07918124604762</text:p>
              </table:table-cell>
              <table:table-cell office:value-type="float" office:value="3.39794000867204">
                <text:p>3.39794000867204</text:p>
              </table:table-cell>
              <table:table-cell office:value-type="float" office:value="2.29446622616159">
                <text:p>2.29446622616159</text:p>
              </table:table-cell>
              <table:table-cell office:value-type="float" office:value="3.39794000867204">
                <text:p>3.39794000867204</text:p>
              </table:table-cell>
              <table:table-cell office:value-type="float" office:value="1.9731278535997">
                <text:p>1.97312785359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136376415899">
                <text:p>3.43136376415899</text:p>
              </table:table-cell>
              <table:table-cell office:value-type="float" office:value="2.11058971029925">
                <text:p>2.11058971029925</text:p>
              </table:table-cell>
              <table:table-cell office:value-type="float" office:value="3.41497334797082">
                <text:p>3.41497334797082</text:p>
              </table:table-cell>
              <table:table-cell office:value-type="float" office:value="2.33041377334919">
                <text:p>2.33041377334919</text:p>
              </table:table-cell>
              <table:table-cell office:value-type="float" office:value="3.41497334797082">
                <text:p>3.41497334797082</text:p>
              </table:table-cell>
              <table:table-cell office:value-type="float" office:value="2.00860017176192">
                <text:p>2.008600171761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4715803134222">
                <text:p>3.44715803134222</text:p>
              </table:table-cell>
              <table:table-cell office:value-type="float" office:value="2.14301480025409">
                <text:p>2.14301480025409</text:p>
              </table:table-cell>
              <table:table-cell office:value-type="float" office:value="3.43136376415899">
                <text:p>3.43136376415899</text:p>
              </table:table-cell>
              <table:table-cell office:value-type="float" office:value="2.36361197989214">
                <text:p>2.36361197989214</text:p>
              </table:table-cell>
              <table:table-cell office:value-type="float" office:value="3.43136376415899">
                <text:p>3.43136376415899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6239799789896">
                <text:p>3.46239799789896</text:p>
              </table:table-cell>
              <table:table-cell office:value-type="float" office:value="2.17026171539496">
                <text:p>2.17026171539496</text:p>
              </table:table-cell>
              <table:table-cell office:value-type="float" office:value="3.44715803134222">
                <text:p>3.44715803134222</text:p>
              </table:table-cell>
              <table:table-cell office:value-type="float" office:value="2.39445168082622">
                <text:p>2.39445168082622</text:p>
              </table:table-cell>
              <table:table-cell office:value-type="float" office:value="3.44715803134222">
                <text:p>3.44715803134222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7712125471966">
                <text:p>3.47712125471966</text:p>
              </table:table-cell>
              <table:table-cell office:value-type="float" office:value="2.19865708695442">
                <text:p>2.19865708695442</text:p>
              </table:table-cell>
              <table:table-cell office:value-type="float" office:value="3.46239799789896">
                <text:p>3.46239799789896</text:p>
              </table:table-cell>
              <table:table-cell office:value-type="float" office:value="2.42488163663107">
                <text:p>2.42488163663107</text:p>
              </table:table-cell>
              <table:table-cell office:value-type="float" office:value="3.46239799789896">
                <text:p>3.46239799789896</text:p>
              </table:table-cell>
              <table:table-cell office:value-type="float" office:value="2.10037054511756">
                <text:p>2.10037054511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9136169383427">
                <text:p>3.49136169383427</text:p>
              </table:table-cell>
              <table:table-cell office:value-type="float" office:value="2.17609125905568">
                <text:p>2.17609125905568</text:p>
              </table:table-cell>
              <table:table-cell office:value-type="float" office:value="3.47712125471966">
                <text:p>3.47712125471966</text:p>
              </table:table-cell>
              <table:table-cell office:value-type="float" office:value="2.45331834004704">
                <text:p>2.45331834004704</text:p>
              </table:table-cell>
              <table:table-cell office:value-type="float" office:value="3.47712125471966">
                <text:p>3.47712125471966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50514997831991">
                <text:p>3.50514997831991</text:p>
              </table:table-cell>
              <table:table-cell office:value-type="float" office:value="2.20139712432045">
                <text:p>2.20139712432045</text:p>
              </table:table-cell>
              <table:table-cell office:value-type="float" office:value="3.49136169383427">
                <text:p>3.49136169383427</text:p>
              </table:table-cell>
              <table:table-cell office:value-type="float" office:value="2.48287358360875">
                <text:p>2.48287358360875</text:p>
              </table:table-cell>
              <table:table-cell office:value-type="float" office:value="3.49136169383427">
                <text:p>3.49136169383427</text:p>
              </table:table-cell>
              <table:table-cell office:value-type="float" office:value="2.15836249209525">
                <text:p>2.158362492095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1851393987789">
                <text:p>3.51851393987789</text:p>
              </table:table-cell>
              <table:table-cell office:value-type="float" office:value="2.22788670461367">
                <text:p>2.22788670461367</text:p>
              </table:table-cell>
              <table:table-cell office:value-type="float" office:value="3.50514997831991">
                <text:p>3.50514997831991</text:p>
              </table:table-cell>
              <table:table-cell office:value-type="float" office:value="2.51054501020661">
                <text:p>2.51054501020661</text:p>
              </table:table-cell>
              <table:table-cell office:value-type="float" office:value="3.50514997831991">
                <text:p>3.50514997831991</text:p>
              </table:table-cell>
              <table:table-cell office:value-type="float" office:value="2.18752072083646">
                <text:p>2.187520720836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3147891704225">
                <text:p>3.53147891704225</text:p>
              </table:table-cell>
              <table:table-cell office:value-type="float" office:value="2.25042000230889">
                <text:p>2.25042000230889</text:p>
              </table:table-cell>
              <table:table-cell office:value-type="float" office:value="3.51851393987789">
                <text:p>3.51851393987789</text:p>
              </table:table-cell>
              <table:table-cell office:value-type="float" office:value="2.53655844257153">
                <text:p>2.53655844257153</text:p>
              </table:table-cell>
              <table:table-cell office:value-type="float" office:value="3.51851393987789">
                <text:p>3.51851393987789</text:p>
              </table:table-cell>
              <table:table-cell office:value-type="float" office:value="2.21218760440396">
                <text:p>2.212187604403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54406804435028">
                <text:p>3.54406804435028</text:p>
              </table:table-cell>
              <table:table-cell office:value-type="float" office:value="2.27646180417324">
                <text:p>2.27646180417324</text:p>
              </table:table-cell>
              <table:table-cell office:value-type="float" office:value="3.53147891704225">
                <text:p>3.53147891704225</text:p>
              </table:table-cell>
              <table:table-cell office:value-type="float" office:value="2.56110138364906">
                <text:p>2.56110138364906</text:p>
              </table:table-cell>
              <table:table-cell office:value-type="float" office:value="3.53147891704225">
                <text:p>3.53147891704225</text:p>
              </table:table-cell>
              <table:table-cell office:value-type="float" office:value="2.2405492482826">
                <text:p>2.24054924828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5630250076729">
                <text:p>3.55630250076729</text:p>
              </table:table-cell>
              <table:table-cell office:value-type="float" office:value="2.29225607135648">
                <text:p>2.29225607135648</text:p>
              </table:table-cell>
              <table:table-cell office:value-type="float" office:value="3.54406804435028">
                <text:p>3.54406804435028</text:p>
              </table:table-cell>
              <table:table-cell office:value-type="float" office:value="2.58658730467175">
                <text:p>2.58658730467175</text:p>
              </table:table-cell>
              <table:table-cell office:value-type="float" office:value="3.54406804435028">
                <text:p>3.54406804435028</text:p>
              </table:table-cell>
              <table:table-cell office:value-type="float" office:value="2.26481782300954">
                <text:p>2.264817823009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6820172406699">
                <text:p>3.56820172406699</text:p>
              </table:table-cell>
              <table:table-cell office:value-type="float" office:value="2.31597034545692">
                <text:p>2.31597034545692</text:p>
              </table:table-cell>
              <table:table-cell office:value-type="float" office:value="3.55630250076729">
                <text:p>3.55630250076729</text:p>
              </table:table-cell>
              <table:table-cell office:value-type="float" office:value="2.61066016308988">
                <text:p>2.61066016308988</text:p>
              </table:table-cell>
              <table:table-cell office:value-type="float" office:value="3.55630250076729">
                <text:p>3.55630250076729</text:p>
              </table:table-cell>
              <table:table-cell office:value-type="float" office:value="2.28780172993023">
                <text:p>2.287801729930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7978359661681">
                <text:p>3.57978359661681</text:p>
              </table:table-cell>
              <table:table-cell office:value-type="float" office:value="2.3384564936046">
                <text:p>2.3384564936046</text:p>
              </table:table-cell>
              <table:table-cell office:value-type="float" office:value="3.56820172406699">
                <text:p>3.56820172406699</text:p>
              </table:table-cell>
              <table:table-cell office:value-type="float" office:value="2.63548374681491">
                <text:p>2.63548374681491</text:p>
              </table:table-cell>
              <table:table-cell office:value-type="float" office:value="3.56820172406699">
                <text:p>3.56820172406699</text:p>
              </table:table-cell>
              <table:table-cell office:value-type="float" office:value="2.31175386105575">
                <text:p>2.311753861055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910646070265">
                <text:p>3.5910646070265</text:p>
              </table:table-cell>
              <table:table-cell office:value-type="float" office:value="2.35983548233989">
                <text:p>2.35983548233989</text:p>
              </table:table-cell>
              <table:table-cell office:value-type="float" office:value="3.57978359661681">
                <text:p>3.57978359661681</text:p>
              </table:table-cell>
              <table:table-cell office:value-type="float" office:value="2.6570558528571">
                <text:p>2.6570558528571</text:p>
              </table:table-cell>
              <table:table-cell office:value-type="float" office:value="3.57978359661681">
                <text:p>3.57978359661681</text:p>
              </table:table-cell>
              <table:table-cell office:value-type="float" office:value="2.33645973384853">
                <text:p>2.336459733848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2.38021124171161">
                <text:p>2.38021124171161</text:p>
              </table:table-cell>
              <table:table-cell office:value-type="float" office:value="3.5910646070265">
                <text:p>3.5910646070265</text:p>
              </table:table-cell>
              <table:table-cell office:value-type="float" office:value="2.68214507637383">
                <text:p>2.68214507637383</text:p>
              </table:table-cell>
              <table:table-cell office:value-type="float" office:value="3.5910646070265">
                <text:p>3.5910646070265</text:p>
              </table:table-cell>
              <table:table-cell office:value-type="float" office:value="2.35983548233989">
                <text:p>2.359835482339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1278385671973">
                <text:p>3.61278385671973</text:p>
              </table:table-cell>
              <table:table-cell office:value-type="float" office:value="2.49554433754645">
                <text:p>2.49554433754645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2.70329137811866">
                <text:p>2.70329137811866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2.38021124171161">
                <text:p>2.380211241711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6232492903979">
                <text:p>3.6232492903979</text:p>
              </table:table-cell>
              <table:table-cell office:value-type="float" office:value="2.51719589794997">
                <text:p>2.51719589794997</text:p>
              </table:table-cell>
              <table:table-cell office:value-type="float" office:value="3.61278385671973">
                <text:p>3.61278385671973</text:p>
              </table:table-cell>
              <table:table-cell office:value-type="float" office:value="2.72345567203519">
                <text:p>2.72345567203519</text:p>
              </table:table-cell>
              <table:table-cell office:value-type="float" office:value="3.61278385671973">
                <text:p>3.61278385671973</text:p>
              </table:table-cell>
              <table:table-cell office:value-type="float" office:value="2.40140054078154">
                <text:p>2.401400540781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3346845557959">
                <text:p>3.63346845557959</text:p>
              </table:table-cell>
              <table:table-cell office:value-type="float" office:value="2.53655844257153">
                <text:p>2.53655844257153</text:p>
              </table:table-cell>
              <table:table-cell office:value-type="float" office:value="3.6232492903979">
                <text:p>3.6232492903979</text:p>
              </table:table-cell>
              <table:table-cell office:value-type="float" office:value="2.74429298312268">
                <text:p>2.74429298312268</text:p>
              </table:table-cell>
              <table:table-cell office:value-type="float" office:value="3.6232492903979">
                <text:p>3.6232492903979</text:p>
              </table:table-cell>
              <table:table-cell office:value-type="float" office:value="2.42324587393681">
                <text:p>2.423245873936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64345267648619">
                <text:p>3.64345267648619</text:p>
              </table:table-cell>
              <table:table-cell office:value-type="float" office:value="2.55509444857832">
                <text:p>2.55509444857832</text:p>
              </table:table-cell>
              <table:table-cell office:value-type="float" office:value="3.63346845557959">
                <text:p>3.63346845557959</text:p>
              </table:table-cell>
              <table:table-cell office:value-type="float" office:value="2.76417613239033">
                <text:p>2.76417613239033</text:p>
              </table:table-cell>
              <table:table-cell office:value-type="float" office:value="3.63346845557959">
                <text:p>3.63346845557959</text:p>
              </table:table-cell>
              <table:table-cell office:value-type="float" office:value="2.44404479591808">
                <text:p>2.444044795918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5321251377534">
                <text:p>3.65321251377534</text:p>
              </table:table-cell>
              <table:table-cell office:value-type="float" office:value="2.57518784492766">
                <text:p>2.57518784492766</text:p>
              </table:table-cell>
              <table:table-cell office:value-type="float" office:value="3.64345267648619">
                <text:p>3.64345267648619</text:p>
              </table:table-cell>
              <table:table-cell office:value-type="float" office:value="2.78461729263288">
                <text:p>2.78461729263288</text:p>
              </table:table-cell>
              <table:table-cell office:value-type="float" office:value="3.64345267648619">
                <text:p>3.64345267648619</text:p>
              </table:table-cell>
              <table:table-cell office:value-type="float" office:value="2.46389298898591">
                <text:p>2.463892988985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66275783168157">
                <text:p>3.66275783168157</text:p>
              </table:table-cell>
              <table:table-cell office:value-type="float" office:value="2.59439255037543">
                <text:p>2.59439255037543</text:p>
              </table:table-cell>
              <table:table-cell office:value-type="float" office:value="3.65321251377534">
                <text:p>3.65321251377534</text:p>
              </table:table-cell>
              <table:table-cell office:value-type="float" office:value="2.80345711564841">
                <text:p>2.80345711564841</text:p>
              </table:table-cell>
              <table:table-cell office:value-type="float" office:value="3.65321251377534">
                <text:p>3.65321251377534</text:p>
              </table:table-cell>
              <table:table-cell office:value-type="float" office:value="2.48287358360875">
                <text:p>2.48287358360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67209785793572">
                <text:p>3.67209785793572</text:p>
              </table:table-cell>
              <table:table-cell office:value-type="float" office:value="2.60852603357719">
                <text:p>2.60852603357719</text:p>
              </table:table-cell>
              <table:table-cell office:value-type="float" office:value="3.66275783168157">
                <text:p>3.66275783168157</text:p>
              </table:table-cell>
              <table:table-cell office:value-type="float" office:value="2.8228216453031">
                <text:p>2.8228216453031</text:p>
              </table:table-cell>
              <table:table-cell office:value-type="float" office:value="3.66275783168157">
                <text:p>3.66275783168157</text:p>
              </table:table-cell>
              <table:table-cell office:value-type="float" office:value="2.50242711998443">
                <text:p>2.502427119984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8124123737559">
                <text:p>3.68124123737559</text:p>
              </table:table-cell>
              <table:table-cell office:value-type="float" office:value="2.62634036737504">
                <text:p>2.62634036737504</text:p>
              </table:table-cell>
              <table:table-cell office:value-type="float" office:value="3.67209785793572">
                <text:p>3.67209785793572</text:p>
              </table:table-cell>
              <table:table-cell office:value-type="float" office:value="2.84073323461181">
                <text:p>2.84073323461181</text:p>
              </table:table-cell>
              <table:table-cell office:value-type="float" office:value="3.67209785793572">
                <text:p>3.67209785793572</text:p>
              </table:table-cell>
              <table:table-cell office:value-type="float" office:value="2.51982799377572">
                <text:p>2.519827993775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9019608002851">
                <text:p>3.69019608002851</text:p>
              </table:table-cell>
              <table:table-cell office:value-type="float" office:value="2.64345267648619">
                <text:p>2.64345267648619</text:p>
              </table:table-cell>
              <table:table-cell office:value-type="float" office:value="3.68124123737559">
                <text:p>3.68124123737559</text:p>
              </table:table-cell>
              <table:table-cell office:value-type="float" office:value="2.85973856619715">
                <text:p>2.85973856619715</text:p>
              </table:table-cell>
              <table:table-cell office:value-type="float" office:value="3.68124123737559">
                <text:p>3.68124123737559</text:p>
              </table:table-cell>
              <table:table-cell office:value-type="float" office:value="2.53907609879278">
                <text:p>2.539076098792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69897000433602">
                <text:p>3.69897000433602</text:p>
              </table:table-cell>
              <table:table-cell office:value-type="float" office:value="2.66086547800387">
                <text:p>2.66086547800387</text:p>
              </table:table-cell>
              <table:table-cell office:value-type="float" office:value="3.69019608002851">
                <text:p>3.69019608002851</text:p>
              </table:table-cell>
              <table:table-cell office:value-type="float" office:value="2.8767949762007">
                <text:p>2.8767949762007</text:p>
              </table:table-cell>
              <table:table-cell office:value-type="float" office:value="3.69019608002851">
                <text:p>3.69019608002851</text:p>
              </table:table-cell>
              <table:table-cell office:value-type="float" office:value="2.55750720190566">
                <text:p>2.557507201905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0757017609794">
                <text:p>3.70757017609794</text:p>
              </table:table-cell>
              <table:table-cell office:value-type="float" office:value="2.67851837904011">
                <text:p>2.67851837904011</text:p>
              </table:table-cell>
              <table:table-cell office:value-type="float" office:value="3.69897000433602">
                <text:p>3.69897000433602</text:p>
              </table:table-cell>
              <table:table-cell office:value-type="float" office:value="2.89431606268444">
                <text:p>2.89431606268444</text:p>
              </table:table-cell>
              <table:table-cell office:value-type="float" office:value="3.69897000433602">
                <text:p>3.69897000433602</text:p>
              </table:table-cell>
              <table:table-cell office:value-type="float" office:value="2.57403126772772">
                <text:p>2.574031267727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7160033436348">
                <text:p>3.7160033436348</text:p>
              </table:table-cell>
              <table:table-cell office:value-type="float" office:value="2.68033551341456">
                <text:p>2.68033551341456</text:p>
              </table:table-cell>
              <table:table-cell office:value-type="float" office:value="3.70757017609794">
                <text:p>3.70757017609794</text:p>
              </table:table-cell>
              <table:table-cell office:value-type="float" office:value="2.91115760873998">
                <text:p>2.91115760873998</text:p>
              </table:table-cell>
              <table:table-cell office:value-type="float" office:value="3.70757017609794">
                <text:p>3.70757017609794</text:p>
              </table:table-cell>
              <table:table-cell office:value-type="float" office:value="2.5910646070265">
                <text:p>2.59106460702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72427586960079">
                <text:p>3.72427586960079</text:p>
              </table:table-cell>
              <table:table-cell office:value-type="float" office:value="2.69810054562339">
                <text:p>2.69810054562339</text:p>
              </table:table-cell>
              <table:table-cell office:value-type="float" office:value="3.7160033436348">
                <text:p>3.7160033436348</text:p>
              </table:table-cell>
              <table:table-cell office:value-type="float" office:value="2.92839585225671">
                <text:p>2.92839585225671</text:p>
              </table:table-cell>
              <table:table-cell office:value-type="float" office:value="3.7160033436348">
                <text:p>3.7160033436348</text:p>
              </table:table-cell>
              <table:table-cell office:value-type="float" office:value="2.60852603357719">
                <text:p>2.608526033577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73239375982297">
                <text:p>3.73239375982297</text:p>
              </table:table-cell>
              <table:table-cell office:value-type="float" office:value="2.71349054309394">
                <text:p>2.71349054309394</text:p>
              </table:table-cell>
              <table:table-cell office:value-type="float" office:value="3.72427586960079">
                <text:p>3.72427586960079</text:p>
              </table:table-cell>
              <table:table-cell office:value-type="float" office:value="2.94497590841205">
                <text:p>2.94497590841205</text:p>
              </table:table-cell>
              <table:table-cell office:value-type="float" office:value="3.72427586960079">
                <text:p>3.72427586960079</text:p>
              </table:table-cell>
              <table:table-cell office:value-type="float" office:value="2.62634036737504">
                <text:p>2.626340367375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74036268949424">
                <text:p>3.74036268949424</text:p>
              </table:table-cell>
              <table:table-cell office:value-type="float" office:value="2.72835378202123">
                <text:p>2.72835378202123</text:p>
              </table:table-cell>
              <table:table-cell office:value-type="float" office:value="3.73239375982297">
                <text:p>3.73239375982297</text:p>
              </table:table-cell>
              <table:table-cell office:value-type="float" office:value="2.9604707775343">
                <text:p>2.9604707775343</text:p>
              </table:table-cell>
              <table:table-cell office:value-type="float" office:value="3.73239375982297">
                <text:p>3.73239375982297</text:p>
              </table:table-cell>
              <table:table-cell office:value-type="float" office:value="2.64246452024212">
                <text:p>2.642464520242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481880270062">
                <text:p>3.7481880270062</text:p>
              </table:table-cell>
              <table:table-cell office:value-type="float" office:value="2.74350976472843">
                <text:p>2.74350976472843</text:p>
              </table:table-cell>
              <table:table-cell office:value-type="float" office:value="3.74036268949424">
                <text:p>3.74036268949424</text:p>
              </table:table-cell>
              <table:table-cell office:value-type="float" office:value="2.97634997900327">
                <text:p>2.97634997900327</text:p>
              </table:table-cell>
              <table:table-cell office:value-type="float" office:value="3.74036268949424">
                <text:p>3.74036268949424</text:p>
              </table:table-cell>
              <table:table-cell office:value-type="float" office:value="2.65896484266443">
                <text:p>2.658964842664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75587485567249">
                <text:p>3.75587485567249</text:p>
              </table:table-cell>
              <table:table-cell office:value-type="float" office:value="2.75663610824585">
                <text:p>2.75663610824585</text:p>
              </table:table-cell>
              <table:table-cell office:value-type="float" office:value="3.7481880270062">
                <text:p>3.7481880270062</text:p>
              </table:table-cell>
              <table:table-cell office:value-type="float" office:value="2.99255351783214">
                <text:p>2.99255351783214</text:p>
              </table:table-cell>
              <table:table-cell office:value-type="float" office:value="3.7481880270062">
                <text:p>3.7481880270062</text:p>
              </table:table-cell>
              <table:table-cell office:value-type="float" office:value="2.6730209071289">
                <text:p>2.67302090712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76342799356294">
                <text:p>3.76342799356294</text:p>
              </table:table-cell>
              <table:table-cell office:value-type="float" office:value="2.77158748088125">
                <text:p>2.77158748088125</text:p>
              </table:table-cell>
              <table:table-cell office:value-type="float" office:value="3.75587485567249">
                <text:p>3.75587485567249</text:p>
              </table:table-cell>
              <table:table-cell office:value-type="float" office:value="3.00774777800074">
                <text:p>3.00774777800074</text:p>
              </table:table-cell>
              <table:table-cell office:value-type="float" office:value="3.75587485567249">
                <text:p>3.75587485567249</text:p>
              </table:table-cell>
              <table:table-cell office:value-type="float" office:value="2.68930885912362">
                <text:p>2.689308859123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77085201164214">
                <text:p>3.77085201164214</text:p>
              </table:table-cell>
              <table:table-cell office:value-type="float" office:value="2.78816837114117">
                <text:p>2.78816837114117</text:p>
              </table:table-cell>
              <table:table-cell office:value-type="float" office:value="3.76342799356294">
                <text:p>3.76342799356294</text:p>
              </table:table-cell>
              <table:table-cell office:value-type="float" office:value="3.02242837118549">
                <text:p>3.02242837118549</text:p>
              </table:table-cell>
              <table:table-cell office:value-type="float" office:value="3.76342799356294">
                <text:p>3.76342799356294</text:p>
              </table:table-cell>
              <table:table-cell office:value-type="float" office:value="2.70329137811866">
                <text:p>2.703291378118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2.81557774832427">
                <text:p>2.81557774832427</text:p>
              </table:table-cell>
              <table:table-cell office:value-type="float" office:value="3.77085201164214">
                <text:p>3.77085201164214</text:p>
              </table:table-cell>
              <table:table-cell office:value-type="float" office:value="3.03742649794062">
                <text:p>3.03742649794062</text:p>
              </table:table-cell>
              <table:table-cell office:value-type="float" office:value="3.77085201164214">
                <text:p>3.77085201164214</text:p>
              </table:table-cell>
              <table:table-cell office:value-type="float" office:value="2.72015930340596">
                <text:p>2.720159303405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78532983501077">
                <text:p>3.78532983501077</text:p>
              </table:table-cell>
              <table:table-cell office:value-type="float" office:value="2.81954393554187">
                <text:p>2.81954393554187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3.05192391604611">
                <text:p>3.05192391604611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2.73319726510657">
                <text:p>2.733197265106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79239168949825">
                <text:p>3.79239168949825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3.78532983501077">
                <text:p>3.78532983501077</text:p>
              </table:table-cell>
              <table:table-cell office:value-type="float" office:value="3.06595298031387">
                <text:p>3.06595298031387</text:p>
              </table:table-cell>
              <table:table-cell office:value-type="float" office:value="3.78532983501077">
                <text:p>3.78532983501077</text:p>
              </table:table-cell>
              <table:table-cell office:value-type="float" office:value="2.74741180788642">
                <text:p>2.747411807886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9934054945358">
                <text:p>3.79934054945358</text:p>
              </table:table-cell>
              <table:table-cell office:value-type="float" office:value="2.79448804665917">
                <text:p>2.79448804665917</text:p>
              </table:table-cell>
              <table:table-cell office:value-type="float" office:value="3.79239168949825">
                <text:p>3.79239168949825</text:p>
              </table:table-cell>
              <table:table-cell office:value-type="float" office:value="3.08026562733984">
                <text:p>3.08026562733984</text:p>
              </table:table-cell>
              <table:table-cell office:value-type="float" office:value="3.79239168949825">
                <text:p>3.79239168949825</text:p>
              </table:table-cell>
              <table:table-cell office:value-type="float" office:value="2.76117581315573">
                <text:p>2.761175813155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0617997398389">
                <text:p>3.80617997398389</text:p>
              </table:table-cell>
              <table:table-cell office:value-type="float" office:value="2.80277372529198">
                <text:p>2.80277372529198</text:p>
              </table:table-cell>
              <table:table-cell office:value-type="float" office:value="3.79934054945358">
                <text:p>3.79934054945358</text:p>
              </table:table-cell>
              <table:table-cell office:value-type="float" office:value="3.09412159584056">
                <text:p>3.09412159584056</text:p>
              </table:table-cell>
              <table:table-cell office:value-type="float" office:value="3.79934054945358">
                <text:p>3.79934054945358</text:p>
              </table:table-cell>
              <table:table-cell office:value-type="float" office:value="2.77524625974024">
                <text:p>2.775246259740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1291335664285">
                <text:p>3.81291335664285</text:p>
              </table:table-cell>
              <table:table-cell office:value-type="float" office:value="2.81822589361396">
                <text:p>2.81822589361396</text:p>
              </table:table-cell>
              <table:table-cell office:value-type="float" office:value="3.80617997398389">
                <text:p>3.80617997398389</text:p>
              </table:table-cell>
              <table:table-cell office:value-type="float" office:value="3.1078880251828">
                <text:p>3.1078880251828</text:p>
              </table:table-cell>
              <table:table-cell office:value-type="float" office:value="3.80617997398389">
                <text:p>3.80617997398389</text:p>
              </table:table-cell>
              <table:table-cell office:value-type="float" office:value="2.78887511577542">
                <text:p>2.788875115775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1954393554187">
                <text:p>3.81954393554187</text:p>
              </table:table-cell>
              <table:table-cell office:value-type="float" office:value="2.83058866868514">
                <text:p>2.83058866868514</text:p>
              </table:table-cell>
              <table:table-cell office:value-type="float" office:value="3.81291335664285">
                <text:p>3.81291335664285</text:p>
              </table:table-cell>
              <table:table-cell office:value-type="float" office:value="3.12775251583297">
                <text:p>3.12775251583297</text:p>
              </table:table-cell>
              <table:table-cell office:value-type="float" office:value="3.81291335664285">
                <text:p>3.81291335664285</text:p>
              </table:table-cell>
              <table:table-cell office:value-type="float" office:value="2.80208925788173">
                <text:p>2.802089257881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2607480270083">
                <text:p>3.82607480270083</text:p>
              </table:table-cell>
              <table:table-cell office:value-type="float" office:value="2.84135947045485">
                <text:p>2.84135947045485</text:p>
              </table:table-cell>
              <table:table-cell office:value-type="float" office:value="3.81954393554187">
                <text:p>3.81954393554187</text:p>
              </table:table-cell>
              <table:table-cell office:value-type="float" office:value="3.14270224573762">
                <text:p>3.14270224573762</text:p>
              </table:table-cell>
              <table:table-cell office:value-type="float" office:value="3.81954393554187">
                <text:p>3.81954393554187</text:p>
              </table:table-cell>
              <table:table-cell office:value-type="float" office:value="2.81624129999178">
                <text:p>2.816241299991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83250891270624">
                <text:p>3.83250891270624</text:p>
              </table:table-cell>
              <table:table-cell office:value-type="float" office:value="2.85733249643127">
                <text:p>2.85733249643127</text:p>
              </table:table-cell>
              <table:table-cell office:value-type="float" office:value="3.82607480270083">
                <text:p>3.82607480270083</text:p>
              </table:table-cell>
              <table:table-cell office:value-type="float" office:value="3.15106325335375">
                <text:p>3.15106325335375</text:p>
              </table:table-cell>
              <table:table-cell office:value-type="float" office:value="3.82607480270083">
                <text:p>3.82607480270083</text:p>
              </table:table-cell>
              <table:table-cell office:value-type="float" office:value="2.82865989653532">
                <text:p>2.828659896535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3884909073725">
                <text:p>3.83884909073725</text:p>
              </table:table-cell>
              <table:table-cell office:value-type="float" office:value="2.86628733908419">
                <text:p>2.86628733908419</text:p>
              </table:table-cell>
              <table:table-cell office:value-type="float" office:value="3.83250891270624">
                <text:p>3.83250891270624</text:p>
              </table:table-cell>
              <table:table-cell office:value-type="float" office:value="3.16226561429802">
                <text:p>3.16226561429802</text:p>
              </table:table-cell>
              <table:table-cell office:value-type="float" office:value="3.83250891270624">
                <text:p>3.83250891270624</text:p>
              </table:table-cell>
              <table:table-cell office:value-type="float" office:value="2.84073323461181">
                <text:p>2.840733234611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4509804001426">
                <text:p>3.84509804001426</text:p>
              </table:table-cell>
              <table:table-cell office:value-type="float" office:value="2.87737134586977">
                <text:p>2.87737134586977</text:p>
              </table:table-cell>
              <table:table-cell office:value-type="float" office:value="3.83884909073725">
                <text:p>3.83884909073725</text:p>
              </table:table-cell>
              <table:table-cell office:value-type="float" office:value="3.17435059747938">
                <text:p>3.17435059747938</text:p>
              </table:table-cell>
              <table:table-cell office:value-type="float" office:value="3.83884909073725">
                <text:p>3.83884909073725</text:p>
              </table:table-cell>
              <table:table-cell office:value-type="float" office:value="2.85369821177617">
                <text:p>2.853698211776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5125834871907">
                <text:p>3.85125834871907</text:p>
              </table:table-cell>
              <table:table-cell office:value-type="float" office:value="2.89042101880091">
                <text:p>2.89042101880091</text:p>
              </table:table-cell>
              <table:table-cell office:value-type="float" office:value="3.84509804001426">
                <text:p>3.84509804001426</text:p>
              </table:table-cell>
              <table:table-cell office:value-type="float" office:value="3.18525876529658">
                <text:p>3.18525876529658</text:p>
              </table:table-cell>
              <table:table-cell office:value-type="float" office:value="3.84509804001426">
                <text:p>3.84509804001426</text:p>
              </table:table-cell>
              <table:table-cell office:value-type="float" office:value="2.86569605991607">
                <text:p>2.865696059916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5733249643127">
                <text:p>3.85733249643127</text:p>
              </table:table-cell>
              <table:table-cell office:value-type="float" office:value="2.89376176205794">
                <text:p>2.89376176205794</text:p>
              </table:table-cell>
              <table:table-cell office:value-type="float" office:value="3.85125834871907">
                <text:p>3.85125834871907</text:p>
              </table:table-cell>
              <table:table-cell office:value-type="float" office:value="3.1978316933289">
                <text:p>3.1978316933289</text:p>
              </table:table-cell>
              <table:table-cell office:value-type="float" office:value="3.85125834871907">
                <text:p>3.85125834871907</text:p>
              </table:table-cell>
              <table:table-cell office:value-type="float" office:value="2.87909587950007">
                <text:p>2.879095879500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86332286012046">
                <text:p>3.86332286012046</text:p>
              </table:table-cell>
              <table:table-cell office:value-type="float" office:value="2.90525604874845">
                <text:p>2.90525604874845</text:p>
              </table:table-cell>
              <table:table-cell office:value-type="float" office:value="3.85733249643127">
                <text:p>3.85733249643127</text:p>
              </table:table-cell>
              <table:table-cell office:value-type="float" office:value="3.21085336531489">
                <text:p>3.21085336531489</text:p>
              </table:table-cell>
              <table:table-cell office:value-type="float" office:value="3.85733249643127">
                <text:p>3.85733249643127</text:p>
              </table:table-cell>
              <table:table-cell office:value-type="float" office:value="2.88986172125819">
                <text:p>2.889861721258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6923171973098">
                <text:p>3.86923171973098</text:p>
              </table:table-cell>
              <table:table-cell office:value-type="float" office:value="2.91698004732038">
                <text:p>2.91698004732038</text:p>
              </table:table-cell>
              <table:table-cell office:value-type="float" office:value="3.86332286012046">
                <text:p>3.86332286012046</text:p>
              </table:table-cell>
              <table:table-cell office:value-type="float" office:value="3.22219604630172">
                <text:p>3.22219604630172</text:p>
              </table:table-cell>
              <table:table-cell office:value-type="float" office:value="3.86332286012046">
                <text:p>3.86332286012046</text:p>
              </table:table-cell>
              <table:table-cell office:value-type="float" office:value="2.90254677931399">
                <text:p>2.902546779313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750612633917">
                <text:p>3.8750612633917</text:p>
              </table:table-cell>
              <table:table-cell office:value-type="float" office:value="2.92788341033071">
                <text:p>2.92788341033071</text:p>
              </table:table-cell>
              <table:table-cell office:value-type="float" office:value="3.86923171973098">
                <text:p>3.86923171973098</text:p>
              </table:table-cell>
              <table:table-cell office:value-type="float" office:value="3.23502315949522">
                <text:p>3.23502315949522</text:p>
              </table:table-cell>
              <table:table-cell office:value-type="float" office:value="3.86923171973098">
                <text:p>3.86923171973098</text:p>
              </table:table-cell>
              <table:table-cell office:value-type="float" office:value="2.91381385238372">
                <text:p>2.913813852383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8081359228079">
                <text:p>3.88081359228079</text:p>
              </table:table-cell>
              <table:table-cell office:value-type="float" office:value="2.93951925261862">
                <text:p>2.93951925261862</text:p>
              </table:table-cell>
              <table:table-cell office:value-type="float" office:value="3.8750612633917">
                <text:p>3.8750612633917</text:p>
              </table:table-cell>
              <table:table-cell office:value-type="float" office:value="3.24674470972384">
                <text:p>3.24674470972384</text:p>
              </table:table-cell>
              <table:table-cell office:value-type="float" office:value="3.8750612633917">
                <text:p>3.8750612633917</text:p>
              </table:table-cell>
              <table:table-cell office:value-type="float" office:value="2.92634244662566">
                <text:p>2.926342446625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88649072517248">
                <text:p>3.88649072517248</text:p>
              </table:table-cell>
              <table:table-cell office:value-type="float" office:value="2.94890176097021">
                <text:p>2.94890176097021</text:p>
              </table:table-cell>
              <table:table-cell office:value-type="float" office:value="3.88081359228079">
                <text:p>3.88081359228079</text:p>
              </table:table-cell>
              <table:table-cell office:value-type="float" office:value="3.25863728272408">
                <text:p>3.25863728272408</text:p>
              </table:table-cell>
              <table:table-cell office:value-type="float" office:value="3.88081359228079">
                <text:p>3.88081359228079</text:p>
              </table:table-cell>
              <table:table-cell office:value-type="float" office:value="2.93751789201735">
                <text:p>2.937517892017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89209460269048">
                <text:p>3.89209460269048</text:p>
              </table:table-cell>
              <table:table-cell office:value-type="float" office:value="2.95999483832842">
                <text:p>2.95999483832842</text:p>
              </table:table-cell>
              <table:table-cell office:value-type="float" office:value="3.88649072517248">
                <text:p>3.88649072517248</text:p>
              </table:table-cell>
              <table:table-cell office:value-type="float" office:value="3.26997967664532">
                <text:p>3.26997967664532</text:p>
              </table:table-cell>
              <table:table-cell office:value-type="float" office:value="3.88649072517248">
                <text:p>3.88649072517248</text:p>
              </table:table-cell>
              <table:table-cell office:value-type="float" office:value="2.94890176097021">
                <text:p>2.948901760970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9762709129044">
                <text:p>3.89762709129044</text:p>
              </table:table-cell>
              <table:table-cell office:value-type="float" office:value="2.97173959088778">
                <text:p>2.97173959088778</text:p>
              </table:table-cell>
              <table:table-cell office:value-type="float" office:value="3.89209460269048">
                <text:p>3.89209460269048</text:p>
              </table:table-cell>
              <table:table-cell office:value-type="float" office:value="3.2817149700273">
                <text:p>3.2817149700273</text:p>
              </table:table-cell>
              <table:table-cell office:value-type="float" office:value="3.89209460269048">
                <text:p>3.89209460269048</text:p>
              </table:table-cell>
              <table:table-cell office:value-type="float" office:value="2.95999483832842">
                <text:p>2.959994838328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90308998699194">
                <text:p>3.90308998699194</text:p>
              </table:table-cell>
              <table:table-cell office:value-type="float" office:value="2.98136550907854">
                <text:p>2.98136550907854</text:p>
              </table:table-cell>
              <table:table-cell office:value-type="float" office:value="3.89762709129044">
                <text:p>3.89762709129044</text:p>
              </table:table-cell>
              <table:table-cell office:value-type="float" office:value="3.29247759366778">
                <text:p>3.29247759366778</text:p>
              </table:table-cell>
              <table:table-cell office:value-type="float" office:value="3.89762709129044">
                <text:p>3.89762709129044</text:p>
              </table:table-cell>
              <table:table-cell office:value-type="float" office:value="2.9712758487381">
                <text:p>2.97127584873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0848501887865">
                <text:p>3.90848501887865</text:p>
              </table:table-cell>
              <table:table-cell office:value-type="float" office:value="2.99122607569249">
                <text:p>2.99122607569249</text:p>
              </table:table-cell>
              <table:table-cell office:value-type="float" office:value="3.90308998699194">
                <text:p>3.90308998699194</text:p>
              </table:table-cell>
              <table:table-cell office:value-type="float" office:value="3.30297993674825">
                <text:p>3.30297993674825</text:p>
              </table:table-cell>
              <table:table-cell office:value-type="float" office:value="3.90308998699194">
                <text:p>3.90308998699194</text:p>
              </table:table-cell>
              <table:table-cell office:value-type="float" office:value="2.98181860717066">
                <text:p>2.981818607170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1381385238372">
                <text:p>3.91381385238372</text:p>
              </table:table-cell>
              <table:table-cell office:value-type="float" office:value="3.09691001300806">
                <text:p>3.09691001300806</text:p>
              </table:table-cell>
              <table:table-cell office:value-type="float" office:value="3.90848501887865">
                <text:p>3.90848501887865</text:p>
              </table:table-cell>
              <table:table-cell office:value-type="float" office:value="3.31386722036915">
                <text:p>3.31386722036915</text:p>
              </table:table-cell>
              <table:table-cell office:value-type="float" office:value="3.90848501887865">
                <text:p>3.90848501887865</text:p>
              </table:table-cell>
              <table:table-cell office:value-type="float" office:value="2.99166900737995">
                <text:p>2.991669007379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1907809237607">
                <text:p>3.91907809237607</text:p>
              </table:table-cell>
              <table:table-cell office:value-type="float" office:value="3.10720996964787">
                <text:p>3.10720996964787</text:p>
              </table:table-cell>
              <table:table-cell office:value-type="float" office:value="3.91381385238372">
                <text:p>3.91381385238372</text:p>
              </table:table-cell>
              <table:table-cell office:value-type="float" office:value="3.32489949705231">
                <text:p>3.32489949705231</text:p>
              </table:table-cell>
              <table:table-cell office:value-type="float" office:value="3.91381385238372">
                <text:p>3.91381385238372</text:p>
              </table:table-cell>
              <table:table-cell office:value-type="float" office:value="3.00216606175651">
                <text:p>3.00216606175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92427928606188">
                <text:p>3.92427928606188</text:p>
              </table:table-cell>
              <table:table-cell office:value-type="float" office:value="3.11760269169008">
                <text:p>3.11760269169008</text:p>
              </table:table-cell>
              <table:table-cell office:value-type="float" office:value="3.91907809237607">
                <text:p>3.91907809237607</text:p>
              </table:table-cell>
              <table:table-cell office:value-type="float" office:value="3.33445375115093">
                <text:p>3.33445375115093</text:p>
              </table:table-cell>
              <table:table-cell office:value-type="float" office:value="3.91907809237607">
                <text:p>3.91907809237607</text:p>
              </table:table-cell>
              <table:table-cell office:value-type="float" office:value="3.01283722470517">
                <text:p>3.012837224705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2941892571429">
                <text:p>3.92941892571429</text:p>
              </table:table-cell>
              <table:table-cell office:value-type="float" office:value="3.1274287778516">
                <text:p>3.1274287778516</text:p>
              </table:table-cell>
              <table:table-cell office:value-type="float" office:value="3.92427928606188">
                <text:p>3.92427928606188</text:p>
              </table:table-cell>
              <table:table-cell office:value-type="float" office:value="3.34478512263266">
                <text:p>3.34478512263266</text:p>
              </table:table-cell>
              <table:table-cell office:value-type="float" office:value="3.92427928606188">
                <text:p>3.92427928606188</text:p>
              </table:table-cell>
              <table:table-cell office:value-type="float" office:value="3.02325245963371">
                <text:p>3.023252459633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3449845124357">
                <text:p>3.93449845124357</text:p>
              </table:table-cell>
              <table:table-cell office:value-type="float" office:value="3.13767053723675">
                <text:p>3.13767053723675</text:p>
              </table:table-cell>
              <table:table-cell office:value-type="float" office:value="3.92941892571429">
                <text:p>3.92941892571429</text:p>
              </table:table-cell>
              <table:table-cell office:value-type="float" office:value="3.35621713421973">
                <text:p>3.35621713421973</text:p>
              </table:table-cell>
              <table:table-cell office:value-type="float" office:value="3.92941892571429">
                <text:p>3.92941892571429</text:p>
              </table:table-cell>
              <table:table-cell office:value-type="float" office:value="3.03342375548695">
                <text:p>3.033423755486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93951925261862">
                <text:p>3.93951925261862</text:p>
              </table:table-cell>
              <table:table-cell office:value-type="float" office:value="3.14736710779379">
                <text:p>3.14736710779379</text:p>
              </table:table-cell>
              <table:table-cell office:value-type="float" office:value="3.93449845124357">
                <text:p>3.93449845124357</text:p>
              </table:table-cell>
              <table:table-cell office:value-type="float" office:value="3.36698297597785">
                <text:p>3.36698297597785</text:p>
              </table:table-cell>
              <table:table-cell office:value-type="float" office:value="3.93449845124357">
                <text:p>3.93449845124357</text:p>
              </table:table-cell>
              <table:table-cell office:value-type="float" office:value="3.04493154614916">
                <text:p>3.044931546149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94448267215017">
                <text:p>3.94448267215017</text:p>
              </table:table-cell>
              <table:table-cell office:value-type="float" office:value="3.15715443990628">
                <text:p>3.15715443990628</text:p>
              </table:table-cell>
              <table:table-cell office:value-type="float" office:value="3.93951925261862">
                <text:p>3.93951925261862</text:p>
              </table:table-cell>
              <table:table-cell office:value-type="float" office:value="3.37803432245733">
                <text:p>3.37803432245733</text:p>
              </table:table-cell>
              <table:table-cell office:value-type="float" office:value="3.93951925261862">
                <text:p>3.93951925261862</text:p>
              </table:table-cell>
              <table:table-cell office:value-type="float" office:value="3.05499586152914">
                <text:p>3.054995861529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94939000664491">
                <text:p>3.94939000664491</text:p>
              </table:table-cell>
              <table:table-cell office:value-type="float" office:value="3.16643011384328">
                <text:p>3.16643011384328</text:p>
              </table:table-cell>
              <table:table-cell office:value-type="float" office:value="3.94448267215017">
                <text:p>3.94448267215017</text:p>
              </table:table-cell>
              <table:table-cell office:value-type="float" office:value="3.38667728396084">
                <text:p>3.38667728396084</text:p>
              </table:table-cell>
              <table:table-cell office:value-type="float" office:value="3.94448267215017">
                <text:p>3.94448267215017</text:p>
              </table:table-cell>
              <table:table-cell office:value-type="float" office:value="3.06483221973857">
                <text:p>3.064832219738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95424250943932">
                <text:p>3.95424250943932</text:p>
              </table:table-cell>
              <table:table-cell office:value-type="float" office:value="3.17580163284828">
                <text:p>3.17580163284828</text:p>
              </table:table-cell>
              <table:table-cell office:value-type="float" office:value="3.94939000664491">
                <text:p>3.94939000664491</text:p>
              </table:table-cell>
              <table:table-cell office:value-type="float" office:value="3.39654803798713">
                <text:p>3.39654803798713</text:p>
              </table:table-cell>
              <table:table-cell office:value-type="float" office:value="3.94939000664491">
                <text:p>3.94939000664491</text:p>
              </table:table-cell>
              <table:table-cell office:value-type="float" office:value="3.07481644064517">
                <text:p>3.074816440645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95904139232109">
                <text:p>3.95904139232109</text:p>
              </table:table-cell>
              <table:table-cell office:value-type="float" office:value="3.1861083798132">
                <text:p>3.1861083798132</text:p>
              </table:table-cell>
              <table:table-cell office:value-type="float" office:value="3.95424250943932">
                <text:p>3.95424250943932</text:p>
              </table:table-cell>
              <table:table-cell office:value-type="float" office:value="3.40414924920969">
                <text:p>3.40414924920969</text:p>
              </table:table-cell>
              <table:table-cell office:value-type="float" office:value="3.95424250943932">
                <text:p>3.95424250943932</text:p>
              </table:table-cell>
              <table:table-cell office:value-type="float" office:value="3.08421868673924">
                <text:p>3.084218686739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6378782734556">
                <text:p>3.96378782734556</text:p>
              </table:table-cell>
              <table:table-cell office:value-type="float" office:value="3.19506899646859">
                <text:p>3.19506899646859</text:p>
              </table:table-cell>
              <table:table-cell office:value-type="float" office:value="3.95904139232109">
                <text:p>3.95904139232109</text:p>
              </table:table-cell>
              <table:table-cell office:value-type="float" office:value="3.41614103116833">
                <text:p>3.41614103116833</text:p>
              </table:table-cell>
              <table:table-cell office:value-type="float" office:value="3.95904139232109">
                <text:p>3.95904139232109</text:p>
              </table:table-cell>
              <table:table-cell office:value-type="float" office:value="3.09377178149873">
                <text:p>3.093771781498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6378782734556">
                <text:p>3.96378782734556</text:p>
              </table:table-cell>
              <table:table-cell office:value-type="float" office:value="3.42618582524451">
                <text:p>3.42618582524451</text:p>
              </table:table-cell>
              <table:table-cell office:value-type="float" office:value="3.96378782734556">
                <text:p>3.96378782734556</text:p>
              </table:table-cell>
              <table:table-cell office:value-type="float" office:value="3.10482840365366">
                <text:p>3.104828403653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